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646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automatic"/>
    </style:style>
    <style:style style:name="ce5" style:family="table-cell" style:parent-style-name="Default">
      <style:text-properties style:font-name="Latin Modern Roman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in Modern Roman1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Roman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03cm" svg:stroke-color="#000000" draw:marker-start-width="0.245cm" draw:marker-end-width="0.245cm" draw:fill-color="#000000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3" style:family="graphic">
      <style:graphic-properties svg:stroke-width="0.03cm" svg:stroke-color="#000000" draw:marker-start-width="0.245cm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5cm" svg:height="5cm" svg:x="40cm" svg:y="60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434cm" svg:height="7.556cm" svg:x="36.796cm" svg:y="80.376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cm" svg:height="5cm" svg:x="45cm" svg:y="60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cm" svg:height="5cm" svg:x="45cm" svg:y="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5cm" svg:height="5cm" svg:x="40cm" svg:y="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style-name="gr1" draw:text-style-name="P1" svg:width="5cm" svg:height="5cm" svg:x="40cm" svg:y="100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5cm" svg:height="5cm" svg:x="45cm" svg:y="100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5cm" svg:height="5cm" svg:x="50cm" svg:y="100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5cm" svg:height="5cm" svg:x="55cm" svg:y="100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5cm" svg:height="5cm" svg:x="50cm" svg:y="60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0" draw:style-name="gr1" draw:text-style-name="P1" svg:width="5cm" svg:height="5cm" svg:x="50cm" svg:y="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9.087cm" svg:height="5.464cm" svg:x="60.749cm" svg:y="3.687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time (ps)</text:p>
          </table:table-cell>
          <table:table-cell office:value-type="string" calcext:value-type="string">
            <text:p>2*Stdev time (ps)</text:p>
          </table:table-cell>
          <table:table-cell office:value-type="string" calcext:value-type="string">
            <text:p>Allocated (bytes)</text:p>
          </table:table-cell>
          <table:table-cell office:value-type="string" calcext:value-type="string">
            <text:p>Copied (bytes)</text:p>
          </table:table-cell>
          <table:table-cell office:value-type="string" calcext:value-type="string">
            <text:p>Peak Memory/Total memory (bytes)</text:p>
          </table:table-cell>
          <table:table-cell office:value-type="string" calcext:value-type="string">
            <text:p>GC time (ps)</text:p>
          </table:table-cell>
          <table:table-cell office:value-type="string" calcext:value-type="string">
            <text:p>Residency (bytes)</text:p>
          </table:table-cell>
          <table:table-cell office:value-type="string" calcext:value-type="string">
            <text:p>Slop (bytes)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DList.benchmark.2^10.concatLeft.copyIntoReg</text:p>
          </table:table-cell>
          <table:table-cell office:value-type="float" office:value="654423606" calcext:value-type="float">
            <text:p>654423606</text:p>
          </table:table-cell>
          <table:table-cell office:value-type="float" office:value="45502556" calcext:value-type="float">
            <text:p>45502556</text:p>
          </table:table-cell>
          <table:table-cell office:value-type="float" office:value="2941770" calcext:value-type="float">
            <text:p>2941770</text:p>
          </table:table-cell>
          <table:table-cell office:value-type="float" office:value="1808" calcext:value-type="float">
            <text:p>1808</text:p>
          </table:table-cell>
          <table:table-cell office:value-type="float" office:value="25165824" calcext:value-type="float">
            <text:p>25165824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DList.benchmark.2^10.concat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3177800" calcext:value-type="float">
            <text:p>31778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foldr (++)*</text:p>
          </table:table-cell>
          <table:table-cell office:value-type="float" office:value="0.013943151" calcext:value-type="float">
            <text:p>0,013943151</text:p>
          </table:table-cell>
          <table:table-cell office:value-type="float" office:value="0.121971564" calcext:value-type="float">
            <text:p>0,121971564</text:p>
          </table:table-cell>
          <table:table-cell office:value-type="float" office:value="1.811856204" calcext:value-type="float">
            <text:p>1,811856204</text:p>
          </table:table-cell>
          <table:table-cell office:value-type="string" calcext:value-type="string">
            <text:p>foldr (++)*</text:p>
          </table:table-cell>
          <table:table-cell office:value-type="float" office:value="0.0584020614624023" calcext:value-type="float">
            <text:p>0,0584020614624023</text:p>
          </table:table-cell>
          <table:table-cell office:value-type="float" office:value="0.466921806335449" calcext:value-type="float">
            <text:p>0,466921806335449</text:p>
          </table:table-cell>
          <table:table-cell office:value-type="float" office:value="3.73534488677979" calcext:value-type="float">
            <text:p>3,73534488677979</text:p>
          </table:table-cell>
          <table:table-cell office:value-type="string" calcext:value-type="string">
            <text:p>foldr (++)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l.DList.benchmark.2^10.concatLeft.force</text:p>
          </table:table-cell>
          <table:table-cell office:value-type="float" office:value="638934281" calcext:value-type="float">
            <text:p>638934281</text:p>
          </table:table-cell>
          <table:table-cell office:value-type="float" office:value="45818290" calcext:value-type="float">
            <text:p>45818290</text:p>
          </table:table-cell>
          <table:table-cell office:value-type="float" office:value="2877934" calcext:value-type="float">
            <text:p>2877934</text:p>
          </table:table-cell>
          <table:table-cell office:value-type="float" office:value="7092" calcext:value-type="float">
            <text:p>7092</text:p>
          </table:table-cell>
          <table:table-cell office:value-type="float" office:value="25165824" calcext:value-type="float">
            <text:p>25165824</text:p>
          </table:table-cell>
          <table:table-cell table:number-columns-repeated="4"/>
          <table:table-cell office:value-type="string" calcext:value-type="string">
            <text:p>foldl’ (++)*</text:p>
          </table:table-cell>
          <table:table-cell office:value-type="float" office:value="0.638934281" calcext:value-type="float">
            <text:p>0,638934281</text:p>
          </table:table-cell>
          <table:table-cell office:value-type="float" office:value="41.5451478" calcext:value-type="float">
            <text:p>41,5451478</text:p>
          </table:table-cell>
          <table:table-cell office:value-type="float" office:value="5169.8767804" calcext:value-type="float">
            <text:p>5169,8767804</text:p>
          </table:table-cell>
          <table:table-cell office:value-type="string" calcext:value-type="string">
            <text:p>foldl’ (++)*</text:p>
          </table:table-cell>
          <table:table-cell office:value-type="float" office:value="2.7446117401123" calcext:value-type="float">
            <text:p>2,7446117401123</text:p>
          </table:table-cell>
          <table:table-cell office:value-type="float" office:value="178.456197738647" calcext:value-type="float">
            <text:p>178,456197738647</text:p>
          </table:table-cell>
          <table:table-cell office:value-type="float" office:value="17235.3639812469" calcext:value-type="float">
            <text:p>17235,3639812469</text:p>
          </table:table-cell>
          <table:table-cell office:value-type="string" calcext:value-type="string">
            <text:p>foldl’ (++)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All.DList.benchmark.2^10.concatLeft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3111736" calcext:value-type="float">
            <text:p>311173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<text:span text:style-name="T1">foldl’ concatλ</text:span>*</text:p>
          </table:table-cell>
          <table:table-cell office:value-type="float" office:value="0.015529695" calcext:value-type="float">
            <text:p>0,015529695</text:p>
          </table:table-cell>
          <table:table-cell office:value-type="float" office:value="0.136054217" calcext:value-type="float">
            <text:p>0,136054217</text:p>
          </table:table-cell>
          <table:table-cell office:value-type="float" office:value="1.9330835" calcext:value-type="float">
            <text:p>1,9330835</text:p>
          </table:table-cell>
          <table:table-cell office:value-type="string" calcext:value-type="string">
            <text:p><text:span text:style-name="T1">foldl’ concatλ</text:span>*</text:p>
          </table:table-cell>
          <table:table-cell office:value-type="float" office:value="0.0611810684204102" calcext:value-type="float">
            <text:p>0,0611810684204102</text:p>
          </table:table-cell>
          <table:table-cell office:value-type="float" office:value="0.489626884460449" calcext:value-type="float">
            <text:p>0,489626884460449</text:p>
          </table:table-cell>
          <table:table-cell office:value-type="float" office:value="3.94215488433838" calcext:value-type="float">
            <text:p>3,94215488433838</text:p>
          </table:table-cell>
          <table:table-cell office:value-type="string" calcext:value-type="string">
            <text:p><text:span text:style-name="T1">foldl’ concatλ</text:span>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l.DList.benchmark.2^10.concatRight.copyIntoReg</text:p>
          </table:table-cell>
          <table:table-cell office:value-type="float" office:value="36686402" calcext:value-type="float">
            <text:p>36686402</text:p>
          </table:table-cell>
          <table:table-cell office:value-type="float" office:value="2813278" calcext:value-type="float">
            <text:p>2813278</text:p>
          </table:table-cell>
          <table:table-cell office:value-type="float" office:value="126805" calcext:value-type="float">
            <text:p>126805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4"/>
          <table:table-cell office:value-type="string" calcext:value-type="string">
            <text:p>foldl’ concatDPS</text:p>
          </table:table-cell>
          <table:table-cell office:value-type="float" office:value="0.06245291" calcext:value-type="float">
            <text:p>0,06245291</text:p>
          </table:table-cell>
          <table:table-cell office:value-type="float" office:value="0.501408187" calcext:value-type="float">
            <text:p>0,501408187</text:p>
          </table:table-cell>
          <table:table-cell office:value-type="float" office:value="4.257512375" calcext:value-type="float">
            <text:p>4,257512375</text:p>
          </table:table-cell>
          <table:table-cell office:value-type="string" calcext:value-type="string">
            <text:p>foldl’ concatDPS</text:p>
          </table:table-cell>
          <table:table-cell office:value-type="float" office:value="0.0767364501953125" calcext:value-type="float">
            <text:p>0,0767364501953125</text:p>
          </table:table-cell>
          <table:table-cell office:value-type="float" office:value="0.487824440002441" calcext:value-type="float">
            <text:p>0,487824440002441</text:p>
          </table:table-cell>
          <table:table-cell office:value-type="float" office:value="3.57459545135498" calcext:value-type="float">
            <text:p>3,57459545135498</text:p>
          </table:table-cell>
          <table:table-cell office:value-type="string" calcext:value-type="string">
            <text:p>foldl’ concatDPS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l.DList.benchmark.2^10.concatRigh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2368" calcext:value-type="float">
            <text:p>32236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concatRight.force</text:p>
          </table:table-cell>
          <table:table-cell office:value-type="float" office:value="13943151" calcext:value-type="float">
            <text:p>13943151</text:p>
          </table:table-cell>
          <table:table-cell office:value-type="float" office:value="694370" calcext:value-type="float">
            <text:p>694370</text:p>
          </table:table-cell>
          <table:table-cell office:value-type="float" office:value="61239" calcext:value-type="float">
            <text:p>61239</text:p>
          </table:table-cell>
          <table:table-cell office:value-type="float" office:value="180" calcext:value-type="float">
            <text:p>18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concatRigh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6304" calcext:value-type="float">
            <text:p>25630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DestLeft</text:p>
          </table:table-cell>
          <table:table-cell office:value-type="float" office:value="62452910" calcext:value-type="float">
            <text:p>62452910</text:p>
          </table:table-cell>
          <table:table-cell office:value-type="float" office:value="2887514" calcext:value-type="float">
            <text:p>2887514</text:p>
          </table:table-cell>
          <table:table-cell office:value-type="float" office:value="80464" calcext:value-type="float">
            <text:p>80464</text:p>
          </table:table-cell>
          <table:table-cell office:value-type="float" office:value="22" calcext:value-type="float">
            <text:p>2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DestLeft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0760" calcext:value-type="float">
            <text:p>3107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0"/>
          <table:table-cell office:value-type="string" calcext:value-type="string">
            <text:p>Nothing to see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DList.benchmark.2^10.differenceListNaiveLeft.copyIntoReg</text:p>
          </table:table-cell>
          <table:table-cell office:value-type="float" office:value="37279657" calcext:value-type="float">
            <text:p>37279657</text:p>
          </table:table-cell>
          <table:table-cell office:value-type="float" office:value="3110144" calcext:value-type="float">
            <text:p>3110144</text:p>
          </table:table-cell>
          <table:table-cell office:value-type="float" office:value="130069" calcext:value-type="float">
            <text:p>130069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8112" calcext:value-type="float">
            <text:p>328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0.differenceListNaiveLeft.force</text:p>
          </table:table-cell>
          <table:table-cell office:value-type="float" office:value="15529695" calcext:value-type="float">
            <text:p>15529695</text:p>
          </table:table-cell>
          <table:table-cell office:value-type="float" office:value="1419946" calcext:value-type="float">
            <text:p>1419946</text:p>
          </table:table-cell>
          <table:table-cell office:value-type="float" office:value="64153" calcext:value-type="float">
            <text:p>64153</text:p>
          </table:table-cell>
          <table:table-cell office:value-type="float" office:value="204" calcext:value-type="float">
            <text:p>204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0.differenceListNaiveLef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62048" calcext:value-type="float">
            <text:p>2620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copyIntoReg</text:p>
          </table:table-cell>
          <table:table-cell office:value-type="float" office:value="41549617900" calcext:value-type="float">
            <text:p>41549617900</text:p>
          </table:table-cell>
          <table:table-cell office:value-type="float" office:value="1602572924" calcext:value-type="float">
            <text:p>1602572924</text:p>
          </table:table-cell>
          <table:table-cell office:value-type="float" office:value="187437542" calcext:value-type="float">
            <text:p>187437542</text:p>
          </table:table-cell>
          <table:table-cell office:value-type="float" office:value="651931" calcext:value-type="float">
            <text:p>65193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copyIntoReg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712376" calcext:value-type="float">
            <text:p>188712376</text:p>
          </table:table-cell>
          <table:table-cell office:value-type="float" office:value="1367872" calcext:value-type="float">
            <text:p>1367872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414064" calcext:value-type="float">
            <text:p>41406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concatLeft.force</text:p>
          </table:table-cell>
          <table:table-cell office:value-type="float" office:value="41545147800" calcext:value-type="float">
            <text:p>41545147800</text:p>
          </table:table-cell>
          <table:table-cell office:value-type="float" office:value="1458457002" calcext:value-type="float">
            <text:p>1458457002</text:p>
          </table:table-cell>
          <table:table-cell office:value-type="float" office:value="187124886" calcext:value-type="float">
            <text:p>187124886</text:p>
          </table:table-cell>
          <table:table-cell office:value-type="float" office:value="794703" calcext:value-type="float">
            <text:p>79470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Left.force/singleRun</text:p>
          </table:table-cell>
          <table:table-cell office:value-type="float" office:value="49000000000" calcext:value-type="float">
            <text:p>49000000000</text:p>
          </table:table-cell>
          <table:table-cell/>
          <table:table-cell office:value-type="float" office:value="188384824" calcext:value-type="float">
            <text:p>188384824</text:p>
          </table:table-cell>
          <table:table-cell office:value-type="float" office:value="1497064" calcext:value-type="float">
            <text:p>1497064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2000000000" calcext:value-type="float">
            <text:p>2000000000</text:p>
          </table:table-cell>
          <table:table-cell office:value-type="float" office:value="385496" calcext:value-type="float">
            <text:p>38549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048576" calcext:value-type="float">
            <text:p>1048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DList.benchmark.2^13.concatRight.copyIntoReg</text:p>
          </table:table-cell>
          <table:table-cell office:value-type="float" office:value="300341601" calcext:value-type="float">
            <text:p>300341601</text:p>
          </table:table-cell>
          <table:table-cell office:value-type="float" office:value="21279400" calcext:value-type="float">
            <text:p>21279400</text:p>
          </table:table-cell>
          <table:table-cell office:value-type="float" office:value="815276" calcext:value-type="float">
            <text:p>815276</text:p>
          </table:table-cell>
          <table:table-cell office:value-type="float" office:value="72" calcext:value-type="float">
            <text:p>7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21368" calcext:value-type="float">
            <text:p>16213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8"/>
          <table:table-cell table:formula="of:=[.R6]/[.R3]" office:value-type="float" office:value="0.956965302991502" calcext:value-type="float">
            <text:p>0,956965302991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.DList.benchmark.2^13.concatRight.force</text:p>
          </table:table-cell>
          <table:table-cell office:value-type="float" office:value="121971564" calcext:value-type="float">
            <text:p>121971564</text:p>
          </table:table-cell>
          <table:table-cell office:value-type="float" office:value="7954028" calcext:value-type="float">
            <text:p>7954028</text:p>
          </table:table-cell>
          <table:table-cell office:value-type="float" office:value="489603" calcext:value-type="float">
            <text:p>489603</text:p>
          </table:table-cell>
          <table:table-cell office:value-type="float" office:value="8659" calcext:value-type="float">
            <text:p>865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concatRigh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60392" calcext:value-type="float">
            <text:p>12603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DestLeft</text:p>
          </table:table-cell>
          <table:table-cell office:value-type="float" office:value="501408187" calcext:value-type="float">
            <text:p>501408187</text:p>
          </table:table-cell>
          <table:table-cell office:value-type="float" office:value="42274680" calcext:value-type="float">
            <text:p>42274680</text:p>
          </table:table-cell>
          <table:table-cell office:value-type="float" office:value="511521" calcext:value-type="float">
            <text:p>511521</text:p>
          </table:table-cell>
          <table:table-cell office:value-type="float" office:value="1916" calcext:value-type="float">
            <text:p>191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DestLeft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15576" calcext:value-type="float">
            <text:p>1315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copyIntoReg</text:p>
          </table:table-cell>
          <table:table-cell office:value-type="float" office:value="306088700" calcext:value-type="float">
            <text:p>306088700</text:p>
          </table:table-cell>
          <table:table-cell office:value-type="float" office:value="22813894" calcext:value-type="float">
            <text:p>22813894</text:p>
          </table:table-cell>
          <table:table-cell office:value-type="float" office:value="821584" calcext:value-type="float">
            <text:p>821584</text:p>
          </table:table-cell>
          <table:table-cell office:value-type="float" office:value="1955" calcext:value-type="float">
            <text:p>195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0056" calcext:value-type="float">
            <text:p>16500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3.differenceListNaiveLeft.force</text:p>
          </table:table-cell>
          <table:table-cell office:value-type="float" office:value="136054217" calcext:value-type="float">
            <text:p>136054217</text:p>
          </table:table-cell>
          <table:table-cell office:value-type="float" office:value="10728308" calcext:value-type="float">
            <text:p>10728308</text:p>
          </table:table-cell>
          <table:table-cell office:value-type="float" office:value="513411" calcext:value-type="float">
            <text:p>513411</text:p>
          </table:table-cell>
          <table:table-cell office:value-type="float" office:value="11733" calcext:value-type="float">
            <text:p>1173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3.differenceListNaiveLef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89080" calcext:value-type="float">
            <text:p>12890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copyIntoReg</text:p>
          </table:table-cell>
          <table:table-cell office:value-type="float" office:value="5198102581000" calcext:value-type="float">
            <text:p>5198102581000</text:p>
          </table:table-cell>
          <table:table-cell office:value-type="float" office:value="11788465406" calcext:value-type="float">
            <text:p>11788465406</text:p>
          </table:table-cell>
          <table:table-cell office:value-type="float" office:value="18075194763" calcext:value-type="float">
            <text:p>18075194763</text:p>
          </table:table-cell>
          <table:table-cell office:value-type="float" office:value="306683678" calcext:value-type="float">
            <text:p>30668367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copyIntoReg/singleRun</text:p>
          </table:table-cell>
          <table:table-cell office:value-type="float" office:value="5209000000000" calcext:value-type="float">
            <text:p>5209000000000</text:p>
          </table:table-cell>
          <table:table-cell/>
          <table:table-cell office:value-type="float" office:value="18068041560" calcext:value-type="float">
            <text:p>18068041560</text:p>
          </table:table-cell>
          <table:table-cell office:value-type="float" office:value="310606784" calcext:value-type="float">
            <text:p>310606784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290000000000" calcext:value-type="float">
            <text:p>290000000000</text:p>
          </table:table-cell>
          <table:table-cell office:value-type="float" office:value="2969512" calcext:value-type="float">
            <text:p>2969512</text:p>
          </table:table-cell>
          <table:table-cell office:value-type="float" office:value="125680" calcext:value-type="float">
            <text:p>1256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Left.force</text:p>
          </table:table-cell>
          <table:table-cell office:value-type="float" office:value="5169876780400" calcext:value-type="float">
            <text:p>5169876780400</text:p>
          </table:table-cell>
          <table:table-cell office:value-type="float" office:value="4343960960" calcext:value-type="float">
            <text:p>4343960960</text:p>
          </table:table-cell>
          <table:table-cell office:value-type="float" office:value="18072589022" calcext:value-type="float">
            <text:p>18072589022</text:p>
          </table:table-cell>
          <table:table-cell office:value-type="float" office:value="306799614" calcext:value-type="float">
            <text:p>3067996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Left.force/singleRun</text:p>
          </table:table-cell>
          <table:table-cell office:value-type="float" office:value="4725000000000" calcext:value-type="float">
            <text:p>4725000000000</text:p>
          </table:table-cell>
          <table:table-cell/>
          <table:table-cell office:value-type="float" office:value="18067057992" calcext:value-type="float">
            <text:p>18067057992</text:p>
          </table:table-cell>
          <table:table-cell office:value-type="float" office:value="312633400" calcext:value-type="float">
            <text:p>312633400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297000000000" calcext:value-type="float">
            <text:p>297000000000</text:p>
          </table:table-cell>
          <table:table-cell office:value-type="float" office:value="2937112" calcext:value-type="float">
            <text:p>2937112</text:p>
          </table:table-cell>
          <table:table-cell office:value-type="float" office:value="98024" calcext:value-type="float">
            <text:p>980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copyIntoReg</text:p>
          </table:table-cell>
          <table:table-cell office:value-type="float" office:value="2979417512" calcext:value-type="float">
            <text:p>2979417512</text:p>
          </table:table-cell>
          <table:table-cell office:value-type="float" office:value="152461514" calcext:value-type="float">
            <text:p>152461514</text:p>
          </table:table-cell>
          <table:table-cell office:value-type="float" office:value="6522186" calcext:value-type="float">
            <text:p>6522186</text:p>
          </table:table-cell>
          <table:table-cell office:value-type="float" office:value="507" calcext:value-type="float">
            <text:p>50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910248" calcext:value-type="float">
            <text:p>11910248</text:p>
          </table:table-cell>
          <table:table-cell office:value-type="float" office:value="2853816" calcext:value-type="float">
            <text:p>285381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99672" calcext:value-type="float">
            <text:p>2699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concatRight.force</text:p>
          </table:table-cell>
          <table:table-cell office:value-type="float" office:value="1811856204" calcext:value-type="float">
            <text:p>1811856204</text:p>
          </table:table-cell>
          <table:table-cell office:value-type="float" office:value="127229318" calcext:value-type="float">
            <text:p>127229318</text:p>
          </table:table-cell>
          <table:table-cell office:value-type="float" office:value="3916793" calcext:value-type="float">
            <text:p>3916793</text:p>
          </table:table-cell>
          <table:table-cell office:value-type="float" office:value="712802" calcext:value-type="float">
            <text:p>71280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concatRigh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288280" calcext:value-type="float">
            <text:p>9288280</text:p>
          </table:table-cell>
          <table:table-cell office:value-type="float" office:value="4885568" calcext:value-type="float">
            <text:p>488556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67144" calcext:value-type="float">
            <text:p>2667144</text:p>
          </table:table-cell>
          <table:table-cell office:value-type="float" office:value="68984" calcext:value-type="float">
            <text:p>689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DestLeft</text:p>
          </table:table-cell>
          <table:table-cell office:value-type="float" office:value="4257512375" calcext:value-type="float">
            <text:p>4257512375</text:p>
          </table:table-cell>
          <table:table-cell office:value-type="float" office:value="395221660" calcext:value-type="float">
            <text:p>395221660</text:p>
          </table:table-cell>
          <table:table-cell office:value-type="float" office:value="3748235" calcext:value-type="float">
            <text:p>3748235</text:p>
          </table:table-cell>
          <table:table-cell office:value-type="float" office:value="132408" calcext:value-type="float">
            <text:p>132408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DestLeft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9350200" calcext:value-type="float">
            <text:p>9350200</text:p>
          </table:table-cell>
          <table:table-cell office:value-type="float" office:value="2217200" calcext:value-type="float">
            <text:p>221720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copyIntoReg</text:p>
          </table:table-cell>
          <table:table-cell office:value-type="float" office:value="3153443725" calcext:value-type="float">
            <text:p>3153443725</text:p>
          </table:table-cell>
          <table:table-cell office:value-type="float" office:value="300675172" calcext:value-type="float">
            <text:p>300675172</text:p>
          </table:table-cell>
          <table:table-cell office:value-type="float" office:value="6566211" calcext:value-type="float">
            <text:p>6566211</text:p>
          </table:table-cell>
          <table:table-cell office:value-type="float" office:value="179051" calcext:value-type="float">
            <text:p>179051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2122424" calcext:value-type="float">
            <text:p>12122424</text:p>
          </table:table-cell>
          <table:table-cell office:value-type="float" office:value="3068832" calcext:value-type="float">
            <text:p>3068832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719056" calcext:value-type="float">
            <text:p>2719056</text:p>
          </table:table-cell>
          <table:table-cell office:value-type="float" office:value="70320" calcext:value-type="float">
            <text:p>703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DList.benchmark.2^16.differenceListNaiveLeft.force</text:p>
          </table:table-cell>
          <table:table-cell office:value-type="float" office:value="1933083500" calcext:value-type="float">
            <text:p>1933083500</text:p>
          </table:table-cell>
          <table:table-cell office:value-type="float" office:value="32267788" calcext:value-type="float">
            <text:p>32267788</text:p>
          </table:table-cell>
          <table:table-cell office:value-type="float" office:value="4133649" calcext:value-type="float">
            <text:p>4133649</text:p>
          </table:table-cell>
          <table:table-cell office:value-type="float" office:value="729714" calcext:value-type="float">
            <text:p>729714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DList.benchmark.2^16.differenceListNaiveLef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00456" calcext:value-type="float">
            <text:p>9500456</text:p>
          </table:table-cell>
          <table:table-cell office:value-type="float" office:value="4911304" calcext:value-type="float">
            <text:p>491130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2693848" calcext:value-type="float">
            <text:p>2693848</text:p>
          </table:table-cell>
          <table:table-cell office:value-type="float" office:value="83240" calcext:value-type="float">
            <text:p>832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</text:p>
          </table:table-cell>
          <table:table-cell office:value-type="float" office:value="83026041" calcext:value-type="float">
            <text:p>83026041</text:p>
          </table:table-cell>
          <table:table-cell office:value-type="float" office:value="7217554" calcext:value-type="float">
            <text:p>7217554</text:p>
          </table:table-cell>
          <table:table-cell office:value-type="float" office:value="204252" calcext:value-type="float">
            <text:p>204252</text:p>
          </table:table-cell>
          <table:table-cell office:value-type="float" office:value="384" calcext:value-type="float">
            <text:p>384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426272" calcext:value-type="float">
            <text:p>42627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LS</text:p>
          </table:table-cell>
          <table:table-cell office:value-type="float" office:value="79457150" calcext:value-type="float">
            <text:p>79457150</text:p>
          </table:table-cell>
          <table:table-cell office:value-type="float" office:value="3455092" calcext:value-type="float">
            <text:p>3455092</text:p>
          </table:table-cell>
          <table:table-cell office:value-type="float" office:value="172212" calcext:value-type="float">
            <text:p>172212</text:p>
          </table:table-cell>
          <table:table-cell office:value-type="float" office:value="166" calcext:value-type="float">
            <text:p>166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L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94328" calcext:value-type="float">
            <text:p>3943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</text:p>
          </table:table-cell>
          <table:table-cell office:value-type="float" office:value="67793635" calcext:value-type="float">
            <text:p>67793635</text:p>
          </table:table-cell>
          <table:table-cell office:value-type="float" office:value="6484140" calcext:value-type="float">
            <text:p>6484140</text:p>
          </table:table-cell>
          <table:table-cell office:value-type="float" office:value="98489" calcext:value-type="float">
            <text:p>9848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8848" calcext:value-type="float">
            <text:p>288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FSL</text:p>
          </table:table-cell>
          <table:table-cell office:value-type="float" office:value="70400482" calcext:value-type="float">
            <text:p>70400482</text:p>
          </table:table-cell>
          <table:table-cell office:value-type="float" office:value="4809888" calcext:value-type="float">
            <text:p>4809888</text:p>
          </table:table-cell>
          <table:table-cell office:value-type="float" office:value="130250" calcext:value-type="float">
            <text:p>130250</text:p>
          </table:table-cell>
          <table:table-cell office:value-type="float" office:value="9" calcext:value-type="float">
            <text:p>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FS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1192" calcext:value-type="float">
            <text:p>3211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L</text:p>
          </table:table-cell>
          <table:table-cell office:value-type="float" office:value="75762189" calcext:value-type="float">
            <text:p>75762189</text:p>
          </table:table-cell>
          <table:table-cell office:value-type="float" office:value="5294288" calcext:value-type="float">
            <text:p>5294288</text:p>
          </table:table-cell>
          <table:table-cell office:value-type="float" office:value="114829" calcext:value-type="float">
            <text:p>11482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02528" calcext:value-type="float">
            <text:p>302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DestTRS</text:p>
          </table:table-cell>
          <table:table-cell office:value-type="float" office:value="59182896" calcext:value-type="float">
            <text:p>59182896</text:p>
          </table:table-cell>
          <table:table-cell office:value-type="float" office:value="5425748" calcext:value-type="float">
            <text:p>5425748</text:p>
          </table:table-cell>
          <table:table-cell office:value-type="float" office:value="82069" calcext:value-type="float">
            <text:p>82069</text:p>
          </table:table-cell>
          <table:table-cell office:value-type="float" office:value="11" calcext:value-type="float">
            <text:p>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DestTRS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70416" calcext:value-type="float">
            <text:p>2704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copyIntoReg</text:p>
          </table:table-cell>
          <table:table-cell office:value-type="float" office:value="40384428" calcext:value-type="float">
            <text:p>40384428</text:p>
          </table:table-cell>
          <table:table-cell office:value-type="float" office:value="3596392" calcext:value-type="float">
            <text:p>3596392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" calcext:value-type="float">
            <text:p>1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7488" calcext:value-type="float">
            <text:p>357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91424" calcext:value-type="float">
            <text:p>291424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copyIntoReg</text:p>
          </table:table-cell>
          <table:table-cell office:value-type="float" office:value="29862234" calcext:value-type="float">
            <text:p>29862234</text:p>
          </table:table-cell>
          <table:table-cell office:value-type="float" office:value="1788356" calcext:value-type="float">
            <text:p>1788356</text:p>
          </table:table-cell>
          <table:table-cell office:value-type="float" office:value="106564" calcext:value-type="float">
            <text:p>106564</text:p>
          </table:table-cell>
          <table:table-cell office:value-type="float" office:value="136" calcext:value-type="float">
            <text:p>136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4992" calcext:value-type="float">
            <text:p>32499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.force</text:p>
          </table:table-cell>
          <table:table-cell office:value-type="float" office:value="12349805" calcext:value-type="float">
            <text:p>12349805</text:p>
          </table:table-cell>
          <table:table-cell office:value-type="float" office:value="742396" calcext:value-type="float">
            <text:p>742396</text:p>
          </table:table-cell>
          <table:table-cell office:value-type="float" office:value="40799" calcext:value-type="float">
            <text:p>40799</text:p>
          </table:table-cell>
          <table:table-cell office:value-type="float" office:value="208" calcext:value-type="float">
            <text:p>208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8928" calcext:value-type="float">
            <text:p>2589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copyIntoReg</text:p>
          </table:table-cell>
          <table:table-cell office:value-type="float" office:value="36752049" calcext:value-type="float">
            <text:p>36752049</text:p>
          </table:table-cell>
          <table:table-cell office:value-type="float" office:value="2663410" calcext:value-type="float">
            <text:p>2663410</text:p>
          </table:table-cell>
          <table:table-cell office:value-type="float" office:value="138158" calcext:value-type="float">
            <text:p>138158</text:p>
          </table:table-cell>
          <table:table-cell office:value-type="float" office:value="10" calcext:value-type="float">
            <text:p>1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25496" calcext:value-type="float">
            <text:p>3254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H.force</text:p>
          </table:table-cell>
          <table:table-cell office:value-type="float" office:value="11219560" calcext:value-type="float">
            <text:p>11219560</text:p>
          </table:table-cell>
          <table:table-cell office:value-type="float" office:value="787188" calcext:value-type="float">
            <text:p>787188</text:p>
          </table:table-cell>
          <table:table-cell office:value-type="float" office:value="73666" calcext:value-type="float">
            <text:p>73666</text:p>
          </table:table-cell>
          <table:table-cell office:value-type="float" office:value="337" calcext:value-type="float">
            <text:p>33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9432" calcext:value-type="float">
            <text:p>25943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copyIntoReg</text:p>
          </table:table-cell>
          <table:table-cell office:value-type="float" office:value="38199185" calcext:value-type="float">
            <text:p>38199185</text:p>
          </table:table-cell>
          <table:table-cell office:value-type="float" office:value="3133560" calcext:value-type="float">
            <text:p>3133560</text:p>
          </table:table-cell>
          <table:table-cell office:value-type="float" office:value="138877" calcext:value-type="float">
            <text:p>138877</text:p>
          </table:table-cell>
          <table:table-cell office:value-type="float" office:value="533" calcext:value-type="float">
            <text:p>533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8600" calcext:value-type="float">
            <text:p>358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ST.force</text:p>
          </table:table-cell>
          <table:table-cell office:value-type="float" office:value="13492627" calcext:value-type="float">
            <text:p>13492627</text:p>
          </table:table-cell>
          <table:table-cell office:value-type="float" office:value="668612" calcext:value-type="float">
            <text:p>668612</text:p>
          </table:table-cell>
          <table:table-cell office:value-type="float" office:value="73599" calcext:value-type="float">
            <text:p>73599</text:p>
          </table:table-cell>
          <table:table-cell office:value-type="float" office:value="581" calcext:value-type="float">
            <text:p>581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ST.force/singleRun</text:p>
          </table:table-cell>
          <table:table-cell office:value-type="float" office:value="3000000000" calcext:value-type="float">
            <text:p>3000000000</text:p>
          </table:table-cell>
          <table:table-cell/>
          <table:table-cell office:value-type="float" office:value="292536" calcext:value-type="float">
            <text:p>2925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copyIntoReg</text:p>
          </table:table-cell>
          <table:table-cell office:value-type="float" office:value="44452373" calcext:value-type="float">
            <text:p>44452373</text:p>
          </table:table-cell>
          <table:table-cell office:value-type="float" office:value="4114610" calcext:value-type="float">
            <text:p>4114610</text:p>
          </table:table-cell>
          <table:table-cell office:value-type="float" office:value="163385" calcext:value-type="float">
            <text:p>163385</text:p>
          </table:table-cell>
          <table:table-cell office:value-type="float" office:value="882" calcext:value-type="float">
            <text:p>8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0848" calcext:value-type="float">
            <text:p>3508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L.force</text:p>
          </table:table-cell>
          <table:table-cell office:value-type="float" office:value="18543509" calcext:value-type="float">
            <text:p>18543509</text:p>
          </table:table-cell>
          <table:table-cell office:value-type="float" office:value="1559386" calcext:value-type="float">
            <text:p>1559386</text:p>
          </table:table-cell>
          <table:table-cell office:value-type="float" office:value="98071" calcext:value-type="float">
            <text:p>98071</text:p>
          </table:table-cell>
          <table:table-cell office:value-type="float" office:value="919" calcext:value-type="float">
            <text:p>919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L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4784" calcext:value-type="float">
            <text:p>2847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copyIntoReg</text:p>
          </table:table-cell>
          <table:table-cell office:value-type="float" office:value="35013550" calcext:value-type="float">
            <text:p>35013550</text:p>
          </table:table-cell>
          <table:table-cell office:value-type="float" office:value="2930138" calcext:value-type="float">
            <text:p>293013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12" calcext:value-type="float">
            <text:p>31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8480" calcext:value-type="float">
            <text:p>3184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.force</text:p>
          </table:table-cell>
          <table:table-cell office:value-type="float" office:value="16762503" calcext:value-type="float">
            <text:p>16762503</text:p>
          </table:table-cell>
          <table:table-cell office:value-type="float" office:value="729516" calcext:value-type="float">
            <text:p>72951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2416" calcext:value-type="float">
            <text:p>25241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copyIntoReg</text:p>
          </table:table-cell>
          <table:table-cell office:value-type="float" office:value="34841433" calcext:value-type="float">
            <text:p>34841433</text:p>
          </table:table-cell>
          <table:table-cell office:value-type="float" office:value="3368078" calcext:value-type="float">
            <text:p>3368078</text:p>
          </table:table-cell>
          <table:table-cell office:value-type="float" office:value="130139" calcext:value-type="float">
            <text:p>130139</text:p>
          </table:table-cell>
          <table:table-cell office:value-type="float" office:value="307" calcext:value-type="float">
            <text:p>307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19112" calcext:value-type="float">
            <text:p>3191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H.force</text:p>
          </table:table-cell>
          <table:table-cell office:value-type="float" office:value="16767608" calcext:value-type="float">
            <text:p>16767608</text:p>
          </table:table-cell>
          <table:table-cell office:value-type="float" office:value="686756" calcext:value-type="float">
            <text:p>686756</text:p>
          </table:table-cell>
          <table:table-cell office:value-type="float" office:value="65295" calcext:value-type="float">
            <text:p>65295</text:p>
          </table:table-cell>
          <table:table-cell office:value-type="float" office:value="413" calcext:value-type="float">
            <text:p>413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53048" calcext:value-type="float">
            <text:p>25304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copyIntoReg</text:p>
          </table:table-cell>
          <table:table-cell office:value-type="float" office:value="44731995" calcext:value-type="float">
            <text:p>44731995</text:p>
          </table:table-cell>
          <table:table-cell office:value-type="float" office:value="3676190" calcext:value-type="float">
            <text:p>3676190</text:p>
          </table:table-cell>
          <table:table-cell office:value-type="float" office:value="163388" calcext:value-type="float">
            <text:p>163388</text:p>
          </table:table-cell>
          <table:table-cell office:value-type="float" office:value="884" calcext:value-type="float">
            <text:p>884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copyIntoReg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352344" calcext:value-type="float">
            <text:p>35234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0.mapTRST.force</text:p>
          </table:table-cell>
          <table:table-cell office:value-type="float" office:value="18492819" calcext:value-type="float">
            <text:p>18492819</text:p>
          </table:table-cell>
          <table:table-cell office:value-type="float" office:value="690288" calcext:value-type="float">
            <text:p>690288</text:p>
          </table:table-cell>
          <table:table-cell office:value-type="float" office:value="98071" calcext:value-type="float">
            <text:p>98071</text:p>
          </table:table-cell>
          <table:table-cell office:value-type="float" office:value="920" calcext:value-type="float">
            <text:p>920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0.mapTRST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86280" calcext:value-type="float">
            <text:p>28628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</text:p>
          </table:table-cell>
          <table:table-cell office:value-type="float" office:value="867138160" calcext:value-type="float">
            <text:p>867138160</text:p>
          </table:table-cell>
          <table:table-cell office:value-type="float" office:value="31638970" calcext:value-type="float">
            <text:p>31638970</text:p>
          </table:table-cell>
          <table:table-cell office:value-type="float" office:value="1601260" calcext:value-type="float">
            <text:p>1601260</text:p>
          </table:table-cell>
          <table:table-cell office:value-type="float" office:value="21614" calcext:value-type="float">
            <text:p>21614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43488" calcext:value-type="float">
            <text:p>23434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LS</text:p>
          </table:table-cell>
          <table:table-cell office:value-type="float" office:value="661256985" calcext:value-type="float">
            <text:p>661256985</text:p>
          </table:table-cell>
          <table:table-cell office:value-type="float" office:value="22619028" calcext:value-type="float">
            <text:p>22619028</text:p>
          </table:table-cell>
          <table:table-cell office:value-type="float" office:value="1343735" calcext:value-type="float">
            <text:p>1343735</text:p>
          </table:table-cell>
          <table:table-cell office:value-type="float" office:value="24390" calcext:value-type="float">
            <text:p>24390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L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2082168" calcext:value-type="float">
            <text:p>20821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</text:p>
          </table:table-cell>
          <table:table-cell office:value-type="float" office:value="546786678" calcext:value-type="float">
            <text:p>546786678</text:p>
          </table:table-cell>
          <table:table-cell office:value-type="float" office:value="50395396" calcext:value-type="float">
            <text:p>50395396</text:p>
          </table:table-cell>
          <table:table-cell office:value-type="float" office:value="611519" calcext:value-type="float">
            <text:p>611519</text:p>
          </table:table-cell>
          <table:table-cell office:value-type="float" office:value="75" calcext:value-type="float">
            <text:p>75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329520" calcext:value-type="float">
            <text:p>1329520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FSL</text:p>
          </table:table-cell>
          <table:table-cell office:value-type="float" office:value="547560653" calcext:value-type="float">
            <text:p>547560653</text:p>
          </table:table-cell>
          <table:table-cell office:value-type="float" office:value="51041912" calcext:value-type="float">
            <text:p>51041912</text:p>
          </table:table-cell>
          <table:table-cell office:value-type="float" office:value="883599" calcext:value-type="float">
            <text:p>883599</text:p>
          </table:table-cell>
          <table:table-cell office:value-type="float" office:value="100" calcext:value-type="float">
            <text:p>100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FS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591240" calcext:value-type="float">
            <text:p>15912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L</text:p>
          </table:table-cell>
          <table:table-cell office:value-type="float" office:value="595107203" calcext:value-type="float">
            <text:p>595107203</text:p>
          </table:table-cell>
          <table:table-cell office:value-type="float" office:value="24174060" calcext:value-type="float">
            <text:p>24174060</text:p>
          </table:table-cell>
          <table:table-cell office:value-type="float" office:value="749795" calcext:value-type="float">
            <text:p>749795</text:p>
          </table:table-cell>
          <table:table-cell office:value-type="float" office:value="62" calcext:value-type="float">
            <text:p>62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L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57888" calcext:value-type="float">
            <text:p>14578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DestTRS</text:p>
          </table:table-cell>
          <table:table-cell office:value-type="float" office:value="482368146" calcext:value-type="float">
            <text:p>482368146</text:p>
          </table:table-cell>
          <table:table-cell office:value-type="float" office:value="18477400" calcext:value-type="float">
            <text:p>18477400</text:p>
          </table:table-cell>
          <table:table-cell office:value-type="float" office:value="491690" calcext:value-type="float">
            <text:p>491690</text:p>
          </table:table-cell>
          <table:table-cell office:value-type="float" office:value="48" calcext:value-type="float">
            <text:p>4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DestTRS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196400" calcext:value-type="float">
            <text:p>11964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copyIntoReg</text:p>
          </table:table-cell>
          <table:table-cell office:value-type="float" office:value="324698773" calcext:value-type="float">
            <text:p>324698773</text:p>
          </table:table-cell>
          <table:table-cell office:value-type="float" office:value="29637996" calcext:value-type="float">
            <text:p>29637996</text:p>
          </table:table-cell>
          <table:table-cell office:value-type="float" office:value="1199363" calcext:value-type="float">
            <text:p>1199363</text:p>
          </table:table-cell>
          <table:table-cell office:value-type="float" office:value="111" calcext:value-type="float">
            <text:p>11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914256" calcext:value-type="float">
            <text:p>19142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53280" calcext:value-type="float">
            <text:p>155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copyIntoReg</text:p>
          </table:table-cell>
          <table:table-cell office:value-type="float" office:value="296949610" calcext:value-type="float">
            <text:p>296949610</text:p>
          </table:table-cell>
          <table:table-cell office:value-type="float" office:value="18539350" calcext:value-type="float">
            <text:p>18539350</text:p>
          </table:table-cell>
          <table:table-cell office:value-type="float" office:value="869627" calcext:value-type="float">
            <text:p>869627</text:p>
          </table:table-cell>
          <table:table-cell office:value-type="float" office:value="13296" calcext:value-type="float">
            <text:p>1329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19616" calcext:value-type="float">
            <text:p>161961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.force</text:p>
          </table:table-cell>
          <table:table-cell office:value-type="float" office:value="152287003" calcext:value-type="float">
            <text:p>152287003</text:p>
          </table:table-cell>
          <table:table-cell office:value-type="float" office:value="11642000" calcext:value-type="float">
            <text:p>11642000</text:p>
          </table:table-cell>
          <table:table-cell office:value-type="float" office:value="522239" calcext:value-type="float">
            <text:p>522239</text:p>
          </table:table-cell>
          <table:table-cell office:value-type="float" office:value="14229" calcext:value-type="float">
            <text:p>14229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58640" calcext:value-type="float">
            <text:p>125864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copyIntoReg</text:p>
          </table:table-cell>
          <table:table-cell office:value-type="float" office:value="298565985" calcext:value-type="float">
            <text:p>298565985</text:p>
          </table:table-cell>
          <table:table-cell office:value-type="float" office:value="16495330" calcext:value-type="float">
            <text:p>16495330</text:p>
          </table:table-cell>
          <table:table-cell office:value-type="float" office:value="942813" calcext:value-type="float">
            <text:p>942813</text:p>
          </table:table-cell>
          <table:table-cell office:value-type="float" office:value="72" calcext:value-type="float">
            <text:p>7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652888" calcext:value-type="float">
            <text:p>1652888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H.force</text:p>
          </table:table-cell>
          <table:table-cell office:value-type="float" office:value="102578084" calcext:value-type="float">
            <text:p>102578084</text:p>
          </table:table-cell>
          <table:table-cell office:value-type="float" office:value="4052970" calcext:value-type="float">
            <text:p>4052970</text:p>
          </table:table-cell>
          <table:table-cell office:value-type="float" office:value="589864" calcext:value-type="float">
            <text:p>589864</text:p>
          </table:table-cell>
          <table:table-cell office:value-type="float" office:value="22935" calcext:value-type="float">
            <text:p>2293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H.force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1291912" calcext:value-type="float">
            <text:p>129191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copyIntoReg</text:p>
          </table:table-cell>
          <table:table-cell office:value-type="float" office:value="379683612" calcext:value-type="float">
            <text:p>379683612</text:p>
          </table:table-cell>
          <table:table-cell office:value-type="float" office:value="31217752" calcext:value-type="float">
            <text:p>31217752</text:p>
          </table:table-cell>
          <table:table-cell office:value-type="float" office:value="1144083" calcext:value-type="float">
            <text:p>1144083</text:p>
          </table:table-cell>
          <table:table-cell office:value-type="float" office:value="30541" calcext:value-type="float">
            <text:p>30541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82600" calcext:value-type="float">
            <text:p>188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ST.force</text:p>
          </table:table-cell>
          <table:table-cell office:value-type="float" office:value="178002182" calcext:value-type="float">
            <text:p>178002182</text:p>
          </table:table-cell>
          <table:table-cell office:value-type="float" office:value="7278696" calcext:value-type="float">
            <text:p>7278696</text:p>
          </table:table-cell>
          <table:table-cell office:value-type="float" office:value="785365" calcext:value-type="float">
            <text:p>785365</text:p>
          </table:table-cell>
          <table:table-cell office:value-type="float" office:value="36849" calcext:value-type="float">
            <text:p>36849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ST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21624" calcext:value-type="float">
            <text:p>152162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copyIntoReg</text:p>
          </table:table-cell>
          <table:table-cell office:value-type="float" office:value="368481340" calcext:value-type="float">
            <text:p>368481340</text:p>
          </table:table-cell>
          <table:table-cell office:value-type="float" office:value="21408820" calcext:value-type="float">
            <text:p>21408820</text:p>
          </table:table-cell>
          <table:table-cell office:value-type="float" office:value="1143549" calcext:value-type="float">
            <text:p>1143549</text:p>
          </table:table-cell>
          <table:table-cell office:value-type="float" office:value="55018" calcext:value-type="float">
            <text:p>55018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0272" calcext:value-type="float">
            <text:p>185027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L.force</text:p>
          </table:table-cell>
          <table:table-cell office:value-type="float" office:value="174998841" calcext:value-type="float">
            <text:p>174998841</text:p>
          </table:table-cell>
          <table:table-cell office:value-type="float" office:value="8228854" calcext:value-type="float">
            <text:p>8228854</text:p>
          </table:table-cell>
          <table:table-cell office:value-type="float" office:value="784768" calcext:value-type="float">
            <text:p>784768</text:p>
          </table:table-cell>
          <table:table-cell office:value-type="float" office:value="59362" calcext:value-type="float">
            <text:p>59362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L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489296" calcext:value-type="float">
            <text:p>148929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3.mapTRS.copyIntoReg</text:p>
          </table:table-cell>
          <table:table-cell office:value-type="float" office:value="290699285" calcext:value-type="float">
            <text:p>290699285</text:p>
          </table:table-cell>
          <table:table-cell office:value-type="float" office:value="12422586" calcext:value-type="float">
            <text:p>12422586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56" calcext:value-type="float">
            <text:p>28556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8528" calcext:value-type="float">
            <text:p>1588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0.mapL.force</text:p>
          </table:table-cell>
          <table:table-cell office:value-type="float" office:value="13618138" calcext:value-type="float">
            <text:p>13618138</text:p>
          </table:table-cell>
          <table:table-cell office:value-type="float" office:value="973226" calcext:value-type="float">
            <text:p>973226</text:p>
          </table:table-cell>
          <table:table-cell office:value-type="float" office:value="106509" calcext:value-type="float">
            <text:p>106509</text:p>
          </table:table-cell>
          <table:table-cell office:value-type="float" office:value="865" calcext:value-type="float">
            <text:p>86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.force</text:p>
          </table:table-cell>
          <table:table-cell office:value-type="float" office:value="146831114" calcext:value-type="float">
            <text:p>146831114</text:p>
          </table:table-cell>
          <table:table-cell office:value-type="float" office:value="5638260" calcext:value-type="float">
            <text:p>5638260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20" calcext:value-type="float">
            <text:p>27720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All.Map.benchmark.2^13.mapL.force</text:p>
          </table:table-cell>
          <table:table-cell office:value-type="float" office:value="130622260" calcext:value-type="float">
            <text:p>130622260</text:p>
          </table:table-cell>
          <table:table-cell office:value-type="float" office:value="10624392" calcext:value-type="float">
            <text:p>10624392</text:p>
          </table:table-cell>
          <table:table-cell office:value-type="float" office:value="850177" calcext:value-type="float">
            <text:p>850177</text:p>
          </table:table-cell>
          <table:table-cell office:value-type="float" office:value="36677" calcext:value-type="float">
            <text:p>36677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7552" calcext:value-type="float">
            <text:p>122755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Map.benchmark.2^13.mapTRSH.copyIntoReg</text:p>
          </table:table-cell>
          <table:table-cell office:value-type="float" office:value="290287106" calcext:value-type="float">
            <text:p>290287106</text:p>
          </table:table-cell>
          <table:table-cell office:value-type="float" office:value="11103550" calcext:value-type="float">
            <text:p>11103550</text:p>
          </table:table-cell>
          <table:table-cell office:value-type="float" office:value="876521" calcext:value-type="float">
            <text:p>876521</text:p>
          </table:table-cell>
          <table:table-cell office:value-type="float" office:value="28560" calcext:value-type="float">
            <text:p>28560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copyIntoReg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589160" calcext:value-type="float">
            <text:p>1589160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.Map.benchmark.2^13.mapTRSH.force</text:p>
          </table:table-cell>
          <table:table-cell office:value-type="float" office:value="147176261" calcext:value-type="float">
            <text:p>147176261</text:p>
          </table:table-cell>
          <table:table-cell office:value-type="float" office:value="11885888" calcext:value-type="float">
            <text:p>11885888</text:p>
          </table:table-cell>
          <table:table-cell office:value-type="float" office:value="522287" calcext:value-type="float">
            <text:p>522287</text:p>
          </table:table-cell>
          <table:table-cell office:value-type="float" office:value="27771" calcext:value-type="float">
            <text:p>27771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3.mapTRSH.force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228184" calcext:value-type="float">
            <text:p>1228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Map.benchmark.2^13.mapTRST.copyIntoReg</text:p>
          </table:table-cell>
          <table:table-cell office:value-type="float" office:value="371021906" calcext:value-type="float">
            <text:p>371021906</text:p>
          </table:table-cell>
          <table:table-cell office:value-type="float" office:value="24067428" calcext:value-type="float">
            <text:p>24067428</text:p>
          </table:table-cell>
          <table:table-cell office:value-type="float" office:value="1143550" calcext:value-type="float">
            <text:p>1143550</text:p>
          </table:table-cell>
          <table:table-cell office:value-type="float" office:value="55030" calcext:value-type="float">
            <text:p>55030</text:p>
          </table:table-cell>
          <table:table-cell office:value-type="float" office:value="26214400" calcext:value-type="float">
            <text:p>26214400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Map.benchmark.2^13.mapTRST.copyIntoReg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851768" calcext:value-type="float">
            <text:p>185176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L</text:p>
          </table:table-cell>
          <table:table-cell office:value-type="string" calcext:value-type="string">
            <text:p>map*</text:p>
          </table:table-cell>
          <table:table-cell office:value-type="float" office:value="0.013618138" calcext:value-type="float">
            <text:p>0,013618138</text:p>
          </table:table-cell>
          <table:table-cell office:value-type="float" office:value="0.13062226" calcext:value-type="float">
            <text:p>0,13062226</text:p>
          </table:table-cell>
          <table:table-cell office:value-type="float" office:value="3.531478912" calcext:value-type="float">
            <text:p>3,531478912</text:p>
          </table:table-cell>
          <table:table-cell office:value-type="string" calcext:value-type="string">
            <text:p>map*</text:p>
          </table:table-cell>
          <table:table-cell office:value-type="float" office:value="0.101574897766113" calcext:value-type="float">
            <text:p>0,101574897766113</text:p>
          </table:table-cell>
          <table:table-cell office:value-type="float" office:value="0.810791969299316" calcext:value-type="float">
            <text:p>0,810791969299316</text:p>
          </table:table-cell>
          <table:table-cell office:value-type="float" office:value="6.4364709854126" calcext:value-type="float">
            <text:p>6,4364709854126</text:p>
          </table:table-cell>
          <table:table-cell office:value-type="string" calcext:value-type="string">
            <text:p>map*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ll.Map.benchmark.2^13.mapTRST.force</text:p>
          </table:table-cell>
          <table:table-cell office:value-type="float" office:value="175605182" calcext:value-type="float">
            <text:p>175605182</text:p>
          </table:table-cell>
          <table:table-cell office:value-type="float" office:value="14535806" calcext:value-type="float">
            <text:p>14535806</text:p>
          </table:table-cell>
          <table:table-cell office:value-type="float" office:value="784767" calcext:value-type="float">
            <text:p>784767</text:p>
          </table:table-cell>
          <table:table-cell office:value-type="float" office:value="59494" calcext:value-type="float">
            <text:p>59494</text:p>
          </table:table-cell>
          <table:table-cell office:value-type="float" office:value="26214400" calcext:value-type="float">
            <text:p>26214400</text:p>
          </table:table-cell>
          <table:table-cell table:number-columns-repeated="3"/>
          <table:table-cell office:value-type="string" calcext:value-type="string">
            <text:p>mapTRS</text:p>
          </table:table-cell>
          <table:table-cell office:value-type="string" calcext:value-type="string">
            <text:p>mapTR’*</text:p>
          </table:table-cell>
          <table:table-cell office:value-type="float" office:value="0.016762503" calcext:value-type="float">
            <text:p>0,016762503</text:p>
          </table:table-cell>
          <table:table-cell office:value-type="float" office:value="0.146831114" calcext:value-type="float">
            <text:p>0,146831114</text:p>
          </table:table-cell>
          <table:table-cell office:value-type="float" office:value="2.696805337" calcext:value-type="float">
            <text:p>2,696805337</text:p>
          </table:table-cell>
          <table:table-cell office:value-type="string" calcext:value-type="string">
            <text:p>mapTR’*</text:p>
          </table:table-cell>
          <table:table-cell office:value-type="float" office:value="0.0622701644897461" calcext:value-type="float">
            <text:p>0,0622701644897461</text:p>
          </table:table-cell>
          <table:table-cell office:value-type="float" office:value="0.498091697692871" calcext:value-type="float">
            <text:p>0,498091697692871</text:p>
          </table:table-cell>
          <table:table-cell office:value-type="float" office:value="3.98435020446777" calcext:value-type="float">
            <text:p>3,98435020446777</text:p>
          </table:table-cell>
          <table:table-cell office:value-type="string" calcext:value-type="string">
            <text:p>mapTR’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3.mapTRST.force/singleRun</text:p>
          </table:table-cell>
          <table:table-cell office:value-type="float" office:value="6000000000" calcext:value-type="float">
            <text:p>6000000000</text:p>
          </table:table-cell>
          <table:table-cell/>
          <table:table-cell office:value-type="float" office:value="1490792" calcext:value-type="float">
            <text:p>1490792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office:value-type="string" calcext:value-type="string">
            <text:p>mapDestTRS</text:p>
          </table:table-cell>
          <table:table-cell office:value-type="string" calcext:value-type="string">
            <text:p>mapDPS’</text:p>
          </table:table-cell>
          <table:table-cell office:value-type="float" office:value="0.059182896" calcext:value-type="float">
            <text:p>0,059182896</text:p>
          </table:table-cell>
          <table:table-cell office:value-type="float" office:value="0.482368146" calcext:value-type="float">
            <text:p>0,482368146</text:p>
          </table:table-cell>
          <table:table-cell office:value-type="float" office:value="3.801691412" calcext:value-type="float">
            <text:p>3,801691412</text:p>
          </table:table-cell>
          <table:table-cell office:value-type="string" calcext:value-type="string">
            <text:p>mapDPS’</text:p>
          </table:table-cell>
          <table:table-cell office:value-type="float" office:value="0.0782670974731445" calcext:value-type="float">
            <text:p>0,0782670974731445</text:p>
          </table:table-cell>
          <table:table-cell office:value-type="float" office:value="0.468912124633789" calcext:value-type="float">
            <text:p>0,468912124633789</text:p>
          </table:table-cell>
          <table:table-cell office:value-type="float" office:value="3.48815631866455" calcext:value-type="float">
            <text:p>3,48815631866455</text:p>
          </table:table-cell>
          <table:table-cell office:value-type="string" calcext:value-type="string">
            <text:p>mapDPS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6.mapDestFL</text:p>
          </table:table-cell>
          <table:table-cell office:value-type="float" office:value="9976102525" calcext:value-type="float">
            <text:p>9976102525</text:p>
          </table:table-cell>
          <table:table-cell office:value-type="float" office:value="707302176" calcext:value-type="float">
            <text:p>707302176</text:p>
          </table:table-cell>
          <table:table-cell office:value-type="float" office:value="12389303" calcext:value-type="float">
            <text:p>12389303</text:p>
          </table:table-cell>
          <table:table-cell office:value-type="float" office:value="3781948" calcext:value-type="float">
            <text:p>3781948</text:p>
          </table:table-cell>
          <table:table-cell office:value-type="float" office:value="41943040" calcext:value-type="float">
            <text:p>41943040</text:p>
          </table:table-cell>
          <table:table-cell table:number-columns-repeated="3"/>
          <table:table-cell office:value-type="string" calcext:value-type="string">
            <text:p>mapDestFS</text:p>
          </table:table-cell>
          <table:table-cell office:value-type="string" calcext:value-type="string">
            <text:p>mapDPSFold’</text:p>
          </table:table-cell>
          <table:table-cell office:value-type="float" office:value="0.067793635" calcext:value-type="float">
            <text:p>0,067793635</text:p>
          </table:table-cell>
          <table:table-cell office:value-type="float" office:value="0.546786678" calcext:value-type="float">
            <text:p>0,546786678</text:p>
          </table:table-cell>
          <table:table-cell office:value-type="float" office:value="4.316164037" calcext:value-type="float">
            <text:p>4,316164037</text:p>
          </table:table-cell>
          <table:table-cell office:value-type="string" calcext:value-type="string">
            <text:p>mapDPSFold’</text:p>
          </table:table-cell>
          <table:table-cell office:value-type="float" office:value="0.0939264297485352" calcext:value-type="float">
            <text:p>0,0939264297485352</text:p>
          </table:table-cell>
          <table:table-cell office:value-type="float" office:value="0.583189964294434" calcext:value-type="float">
            <text:p>0,583189964294434</text:p>
          </table:table-cell>
          <table:table-cell office:value-type="float" office:value="4.47567081451416" calcext:value-type="float">
            <text:p>4,47567081451416</text:p>
          </table:table-cell>
          <table:table-cell office:value-type="string" calcext:value-type="string">
            <text:p>mapDPSFold’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ll.Map.benchmark.2^16.mapDestFL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7580896" calcext:value-type="float">
            <text:p>1758089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833672" calcext:value-type="float">
            <text:p>483367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LS</text:p>
          </table:table-cell>
          <table:table-cell office:value-type="float" office:value="9032565500" calcext:value-type="float">
            <text:p>9032565500</text:p>
          </table:table-cell>
          <table:table-cell office:value-type="float" office:value="514612038" calcext:value-type="float">
            <text:p>514612038</text:p>
          </table:table-cell>
          <table:table-cell office:value-type="float" office:value="10300456" calcext:value-type="float">
            <text:p>10300456</text:p>
          </table:table-cell>
          <table:table-cell office:value-type="float" office:value="3080059" calcext:value-type="float">
            <text:p>3080059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LS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5484568" calcext:value-type="float">
            <text:p>15484568</text:p>
          </table:table-cell>
          <table:table-cell office:value-type="float" office:value="3705992" calcext:value-type="float">
            <text:p>3705992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4517256" calcext:value-type="float">
            <text:p>45172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FS</text:p>
          </table:table-cell>
          <table:table-cell office:value-type="float" office:value="4316164037" calcext:value-type="float">
            <text:p>4316164037</text:p>
          </table:table-cell>
          <table:table-cell office:value-type="float" office:value="181294856" calcext:value-type="float">
            <text:p>181294856</text:p>
          </table:table-cell>
          <table:table-cell office:value-type="float" office:value="4693081" calcext:value-type="float">
            <text:p>4693081</text:p>
          </table:table-cell>
          <table:table-cell office:value-type="float" office:value="443" calcext:value-type="float">
            <text:p>4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9587344" calcext:value-type="float">
            <text:p>9587344</text:p>
          </table:table-cell>
          <table:table-cell office:value-type="float" office:value="2301712" calcext:value-type="float">
            <text:p>230171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9"/>
          <table:table-cell office:value-type="string" calcext:value-type="string">
            <text:p>Nothing to see 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Map.benchmark.2^16.mapDestFSL</text:p>
          </table:table-cell>
          <table:table-cell office:value-type="float" office:value="4325597775" calcext:value-type="float">
            <text:p>4325597775</text:p>
          </table:table-cell>
          <table:table-cell office:value-type="float" office:value="242490446" calcext:value-type="float">
            <text:p>242490446</text:p>
          </table:table-cell>
          <table:table-cell office:value-type="float" office:value="6841096" calcext:value-type="float">
            <text:p>6841096</text:p>
          </table:table-cell>
          <table:table-cell office:value-type="float" office:value="643" calcext:value-type="float">
            <text:p>64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FSL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4072" calcext:value-type="float">
            <text:p>11684072</text:p>
          </table:table-cell>
          <table:table-cell office:value-type="float" office:value="2724240" calcext:value-type="float">
            <text:p>272424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50680" calcext:value-type="float">
            <text:p>2650680</text:p>
          </table:table-cell>
          <table:table-cell office:value-type="float" office:value="77256" calcext:value-type="float">
            <text:p>772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DestTRL</text:p>
          </table:table-cell>
          <table:table-cell office:value-type="float" office:value="4681322575" calcext:value-type="float">
            <text:p>4681322575</text:p>
          </table:table-cell>
          <table:table-cell office:value-type="float" office:value="184044716" calcext:value-type="float">
            <text:p>184044716</text:p>
          </table:table-cell>
          <table:table-cell office:value-type="float" office:value="5771044" calcext:value-type="float">
            <text:p>5771044</text:p>
          </table:table-cell>
          <table:table-cell office:value-type="float" office:value="506" calcext:value-type="float">
            <text:p>506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L/singleRun</text:p>
          </table:table-cell>
          <table:table-cell office:value-type="float" office:value="16000000000" calcext:value-type="float">
            <text:p>16000000000</text:p>
          </table:table-cell>
          <table:table-cell/>
          <table:table-cell office:value-type="float" office:value="10633216" calcext:value-type="float">
            <text:p>10633216</text:p>
          </table:table-cell>
          <table:table-cell office:value-type="float" office:value="2301232" calcext:value-type="float">
            <text:p>2301232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9"/>
          <table:table-cell table:formula="of:=[.R131]/[.R130]" office:value-type="float" office:value="0.875464288945579" calcext:value-type="float">
            <text:p>0,875464288945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.Map.benchmark.2^16.mapDestTRS</text:p>
          </table:table-cell>
          <table:table-cell office:value-type="float" office:value="3801691412" calcext:value-type="float">
            <text:p>3801691412</text:p>
          </table:table-cell>
          <table:table-cell office:value-type="float" office:value="300620946" calcext:value-type="float">
            <text:p>300620946</text:p>
          </table:table-cell>
          <table:table-cell office:value-type="float" office:value="3657597" calcext:value-type="float">
            <text:p>3657597</text:p>
          </table:table-cell>
          <table:table-cell office:value-type="float" office:value="428" calcext:value-type="float">
            <text:p>428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DestTRS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8536720" calcext:value-type="float">
            <text:p>8536720</text:p>
          </table:table-cell>
          <table:table-cell office:value-type="float" office:value="2301296" calcext:value-type="float">
            <text:p>2301296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copyIntoReg</text:p>
          </table:table-cell>
          <table:table-cell office:value-type="float" office:value="3418833975" calcext:value-type="float">
            <text:p>3418833975</text:p>
          </table:table-cell>
          <table:table-cell office:value-type="float" office:value="198697614" calcext:value-type="float">
            <text:p>198697614</text:p>
          </table:table-cell>
          <table:table-cell office:value-type="float" office:value="9368263" calcext:value-type="float">
            <text:p>9368263</text:p>
          </table:table-cell>
          <table:table-cell office:value-type="float" office:value="1119346" calcext:value-type="float">
            <text:p>1119346</text:p>
          </table:table-cell>
          <table:table-cell office:value-type="float" office:value="37748736" calcext:value-type="float">
            <text:p>37748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4300848" calcext:value-type="float">
            <text:p>14300848</text:p>
          </table:table-cell>
          <table:table-cell office:value-type="float" office:value="3587488" calcext:value-type="float">
            <text:p>3587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61728" calcext:value-type="float">
            <text:p>2661728</text:p>
          </table:table-cell>
          <table:table-cell office:value-type="float" office:value="225952" calcext:value-type="float">
            <text:p>2259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L.force</text:p>
          </table:table-cell>
          <table:table-cell office:value-type="float" office:value="3531478912" calcext:value-type="float">
            <text:p>3531478912</text:p>
          </table:table-cell>
          <table:table-cell office:value-type="float" office:value="351333292" calcext:value-type="float">
            <text:p>351333292</text:p>
          </table:table-cell>
          <table:table-cell office:value-type="float" office:value="6749129" calcext:value-type="float">
            <text:p>6749129</text:p>
          </table:table-cell>
          <table:table-cell office:value-type="float" office:value="3466269" calcext:value-type="float">
            <text:p>3466269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L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646112" calcext:value-type="float">
            <text:p>11646112</text:p>
          </table:table-cell>
          <table:table-cell office:value-type="float" office:value="4936344" calcext:value-type="float">
            <text:p>493634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copyIntoReg</text:p>
          </table:table-cell>
          <table:table-cell office:value-type="float" office:value="3177593281" calcext:value-type="float">
            <text:p>3177593281</text:p>
          </table:table-cell>
          <table:table-cell office:value-type="float" office:value="108956884" calcext:value-type="float">
            <text:p>108956884</text:p>
          </table:table-cell>
          <table:table-cell office:value-type="float" office:value="6868522" calcext:value-type="float">
            <text:p>6868522</text:p>
          </table:table-cell>
          <table:table-cell office:value-type="float" office:value="889349" calcext:value-type="float">
            <text:p>889349</text:p>
          </table:table-cell>
          <table:table-cell office:value-type="float" office:value="30408704" calcext:value-type="float">
            <text:p>30408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1745216" calcext:value-type="float">
            <text:p>11745216</text:p>
          </table:table-cell>
          <table:table-cell office:value-type="float" office:value="2416712" calcext:value-type="float">
            <text:p>241671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703344" calcext:value-type="float">
            <text:p>270334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.force</text:p>
          </table:table-cell>
          <table:table-cell office:value-type="float" office:value="2114127987" calcext:value-type="float">
            <text:p>2114127987</text:p>
          </table:table-cell>
          <table:table-cell office:value-type="float" office:value="115766018" calcext:value-type="float">
            <text:p>115766018</text:p>
          </table:table-cell>
          <table:table-cell office:value-type="float" office:value="4216806" calcext:value-type="float">
            <text:p>4216806</text:p>
          </table:table-cell>
          <table:table-cell office:value-type="float" office:value="848885" calcext:value-type="float">
            <text:p>848885</text:p>
          </table:table-cell>
          <table:table-cell office:value-type="float" office:value="29360128" calcext:value-type="float">
            <text:p>29360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.force/singleRun</text:p>
          </table:table-cell>
          <table:table-cell office:value-type="float" office:value="11000000000" calcext:value-type="float">
            <text:p>11000000000</text:p>
          </table:table-cell>
          <table:table-cell/>
          <table:table-cell office:value-type="float" office:value="9090480" calcext:value-type="float">
            <text:p>9090480</text:p>
          </table:table-cell>
          <table:table-cell office:value-type="float" office:value="2301584" calcext:value-type="float">
            <text:p>23015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copyIntoReg</text:p>
          </table:table-cell>
          <table:table-cell office:value-type="float" office:value="2581056356" calcext:value-type="float">
            <text:p>2581056356</text:p>
          </table:table-cell>
          <table:table-cell office:value-type="float" office:value="214309618" calcext:value-type="float">
            <text:p>214309618</text:p>
          </table:table-cell>
          <table:table-cell office:value-type="float" office:value="7314977" calcext:value-type="float">
            <text:p>7314977</text:p>
          </table:table-cell>
          <table:table-cell office:value-type="float" office:value="280202" calcext:value-type="float">
            <text:p>280202</text:p>
          </table:table-cell>
          <table:table-cell office:value-type="float" office:value="38797312" calcext:value-type="float">
            <text:p>38797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copyIntoReg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12204472" calcext:value-type="float">
            <text:p>12204472</text:p>
          </table:table-cell>
          <table:table-cell office:value-type="float" office:value="2981560" calcext:value-type="float">
            <text:p>2981560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3000000000" calcext:value-type="float">
            <text:p>3000000000</text:p>
          </table:table-cell>
          <table:table-cell office:value-type="float" office:value="2645720" calcext:value-type="float">
            <text:p>2645720</text:p>
          </table:table-cell>
          <table:table-cell office:value-type="float" office:value="123176" calcext:value-type="float">
            <text:p>1231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H.force</text:p>
          </table:table-cell>
          <table:table-cell office:value-type="float" office:value="1919532525" calcext:value-type="float">
            <text:p>1919532525</text:p>
          </table:table-cell>
          <table:table-cell office:value-type="float" office:value="62902002" calcext:value-type="float">
            <text:p>62902002</text:p>
          </table:table-cell>
          <table:table-cell office:value-type="float" office:value="4686372" calcext:value-type="float">
            <text:p>4686372</text:p>
          </table:table-cell>
          <table:table-cell office:value-type="float" office:value="1765730" calcext:value-type="float">
            <text:p>1765730</text:p>
          </table:table-cell>
          <table:table-cell office:value-type="float" office:value="39845888" calcext:value-type="float">
            <text:p>398458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H.force/singleRun</text:p>
          </table:table-cell>
          <table:table-cell office:value-type="float" office:value="13000000000" calcext:value-type="float">
            <text:p>13000000000</text:p>
          </table:table-cell>
          <table:table-cell/>
          <table:table-cell office:value-type="float" office:value="9549736" calcext:value-type="float">
            <text:p>9549736</text:p>
          </table:table-cell>
          <table:table-cell office:value-type="float" office:value="4936304" calcext:value-type="float">
            <text:p>493630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64" calcext:value-type="float">
            <text:p>2634464</text:p>
          </table:table-cell>
          <table:table-cell office:value-type="float" office:value="449824" calcext:value-type="float">
            <text:p>449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copyIntoReg</text:p>
          </table:table-cell>
          <table:table-cell office:value-type="float" office:value="5775411262" calcext:value-type="float">
            <text:p>5775411262</text:p>
          </table:table-cell>
          <table:table-cell office:value-type="float" office:value="214544684" calcext:value-type="float">
            <text:p>214544684</text:p>
          </table:table-cell>
          <table:table-cell office:value-type="float" office:value="8840722" calcext:value-type="float">
            <text:p>8840722</text:p>
          </table:table-cell>
          <table:table-cell office:value-type="float" office:value="3548147" calcext:value-type="float">
            <text:p>3548147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copyIntoReg/singleRun</text:p>
          </table:table-cell>
          <table:table-cell office:value-type="float" office:value="19000000000" calcext:value-type="float">
            <text:p>19000000000</text:p>
          </table:table-cell>
          <table:table-cell/>
          <table:table-cell office:value-type="float" office:value="13843208" calcext:value-type="float">
            <text:p>13843208</text:p>
          </table:table-cell>
          <table:table-cell office:value-type="float" office:value="6904048" calcext:value-type="float">
            <text:p>6904048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700368" calcext:value-type="float">
            <text:p>4700368</text:p>
          </table:table-cell>
          <table:table-cell office:value-type="float" office:value="63280" calcext:value-type="float">
            <text:p>632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ST.force</text:p>
          </table:table-cell>
          <table:table-cell office:value-type="float" office:value="3644070562" calcext:value-type="float">
            <text:p>3644070562</text:p>
          </table:table-cell>
          <table:table-cell office:value-type="float" office:value="291952214" calcext:value-type="float">
            <text:p>291952214</text:p>
          </table:table-cell>
          <table:table-cell office:value-type="float" office:value="6316969" calcext:value-type="float">
            <text:p>6316969</text:p>
          </table:table-cell>
          <table:table-cell office:value-type="float" office:value="2690005" calcext:value-type="float">
            <text:p>2690005</text:p>
          </table:table-cell>
          <table:table-cell office:value-type="float" office:value="34603008" calcext:value-type="float">
            <text:p>346030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ST.force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1188472" calcext:value-type="float">
            <text:p>11188472</text:p>
          </table:table-cell>
          <table:table-cell office:value-type="float" office:value="6904544" calcext:value-type="float">
            <text:p>6904544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68176" calcext:value-type="float">
            <text:p>4668176</text:p>
          </table:table-cell>
          <table:table-cell office:value-type="float" office:value="62704" calcext:value-type="float">
            <text:p>62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copyIntoReg</text:p>
          </table:table-cell>
          <table:table-cell office:value-type="float" office:value="5558854525" calcext:value-type="float">
            <text:p>5558854525</text:p>
          </table:table-cell>
          <table:table-cell office:value-type="float" office:value="308122954" calcext:value-type="float">
            <text:p>308122954</text:p>
          </table:table-cell>
          <table:table-cell office:value-type="float" office:value="8889206" calcext:value-type="float">
            <text:p>8889206</text:p>
          </table:table-cell>
          <table:table-cell office:value-type="float" office:value="3994287" calcext:value-type="float">
            <text:p>3994287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copyIntoReg/singleRun</text:p>
          </table:table-cell>
          <table:table-cell office:value-type="float" office:value="18000000000" calcext:value-type="float">
            <text:p>18000000000</text:p>
          </table:table-cell>
          <table:table-cell/>
          <table:table-cell office:value-type="float" office:value="13778112" calcext:value-type="float">
            <text:p>13778112</text:p>
          </table:table-cell>
          <table:table-cell office:value-type="float" office:value="6958920" calcext:value-type="float">
            <text:p>6958920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8000000000" calcext:value-type="float">
            <text:p>8000000000</text:p>
          </table:table-cell>
          <table:table-cell office:value-type="float" office:value="4689736" calcext:value-type="float">
            <text:p>4689736</text:p>
          </table:table-cell>
          <table:table-cell office:value-type="float" office:value="65720" calcext:value-type="float">
            <text:p>657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L.force</text:p>
          </table:table-cell>
          <table:table-cell office:value-type="float" office:value="5757832400" calcext:value-type="float">
            <text:p>5757832400</text:p>
          </table:table-cell>
          <table:table-cell office:value-type="float" office:value="357490304" calcext:value-type="float">
            <text:p>357490304</text:p>
          </table:table-cell>
          <table:table-cell office:value-type="float" office:value="6278081" calcext:value-type="float">
            <text:p>6278081</text:p>
          </table:table-cell>
          <table:table-cell office:value-type="float" office:value="6193518" calcext:value-type="float">
            <text:p>6193518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L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3376" calcext:value-type="float">
            <text:p>11123376</text:p>
          </table:table-cell>
          <table:table-cell office:value-type="float" office:value="6959176" calcext:value-type="float">
            <text:p>6959176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7304" calcext:value-type="float">
            <text:p>4657304</text:p>
          </table:table-cell>
          <table:table-cell office:value-type="float" office:value="65384" calcext:value-type="float">
            <text:p>653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copyIntoReg</text:p>
          </table:table-cell>
          <table:table-cell office:value-type="float" office:value="3980825375" calcext:value-type="float">
            <text:p>3980825375</text:p>
          </table:table-cell>
          <table:table-cell office:value-type="float" office:value="251487210" calcext:value-type="float">
            <text:p>251487210</text:p>
          </table:table-cell>
          <table:table-cell office:value-type="float" office:value="6733734" calcext:value-type="float">
            <text:p>6733734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copyIntoReg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681360" calcext:value-type="float">
            <text:p>11681360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.force</text:p>
          </table:table-cell>
          <table:table-cell office:value-type="float" office:value="2696805337" calcext:value-type="float">
            <text:p>2696805337</text:p>
          </table:table-cell>
          <table:table-cell office:value-type="float" office:value="232405110" calcext:value-type="float">
            <text:p>232405110</text:p>
          </table:table-cell>
          <table:table-cell office:value-type="float" office:value="4177894" calcext:value-type="float">
            <text:p>4177894</text:p>
          </table:table-cell>
          <table:table-cell office:value-type="float" office:value="2619947" calcext:value-type="float">
            <text:p>2619947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6624" calcext:value-type="float">
            <text:p>9026624</text:p>
          </table:table-cell>
          <table:table-cell office:value-type="float" office:value="4936424" calcext:value-type="float">
            <text:p>493642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copyIntoReg</text:p>
          </table:table-cell>
          <table:table-cell office:value-type="float" office:value="3971407750" calcext:value-type="float">
            <text:p>3971407750</text:p>
          </table:table-cell>
          <table:table-cell office:value-type="float" office:value="209719696" calcext:value-type="float">
            <text:p>209719696</text:p>
          </table:table-cell>
          <table:table-cell office:value-type="float" office:value="6733733" calcext:value-type="float">
            <text:p>6733733</text:p>
          </table:table-cell>
          <table:table-cell office:value-type="float" office:value="2619950" calcext:value-type="float">
            <text:p>2619950</text:p>
          </table:table-cell>
          <table:table-cell office:value-type="float" office:value="31457280" calcext:value-type="float">
            <text:p>31457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H.copyIntoReg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11681992" calcext:value-type="float">
            <text:p>11681992</text:p>
          </table:table-cell>
          <table:table-cell office:value-type="float" office:value="4936488" calcext:value-type="float">
            <text:p>4936488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2667240" calcext:value-type="float">
            <text:p>2667240</text:p>
          </table:table-cell>
          <table:table-cell office:value-type="float" office:value="458008" calcext:value-type="float">
            <text:p>458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H.force</text:p>
          </table:table-cell>
          <table:table-cell office:value-type="float" office:value="2718021850" calcext:value-type="float">
            <text:p>2718021850</text:p>
          </table:table-cell>
          <table:table-cell office:value-type="float" office:value="209062908" calcext:value-type="float">
            <text:p>209062908</text:p>
          </table:table-cell>
          <table:table-cell office:value-type="float" office:value="4177893" calcext:value-type="float">
            <text:p>4177893</text:p>
          </table:table-cell>
          <table:table-cell office:value-type="float" office:value="2619936" calcext:value-type="float">
            <text:p>2619936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.Map.benchmark.2^16.mapTRSH.force/singleRun</text:p>
          </table:table-cell>
          <table:table-cell office:value-type="float" office:value="14000000000" calcext:value-type="float">
            <text:p>14000000000</text:p>
          </table:table-cell>
          <table:table-cell/>
          <table:table-cell office:value-type="float" office:value="9027256" calcext:value-type="float">
            <text:p>9027256</text:p>
          </table:table-cell>
          <table:table-cell office:value-type="float" office:value="4936384" calcext:value-type="float">
            <text:p>4936384</text:p>
          </table:table-cell>
          <table:table-cell office:value-type="float" office:value="11534336" calcext:value-type="float">
            <text:p>11534336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2634488" calcext:value-type="float">
            <text:p>2634488</text:p>
          </table:table-cell>
          <table:table-cell office:value-type="float" office:value="457992" calcext:value-type="float">
            <text:p>4579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copyIntoReg</text:p>
          </table:table-cell>
          <table:table-cell office:value-type="float" office:value="5543051037" calcext:value-type="float">
            <text:p>5543051037</text:p>
          </table:table-cell>
          <table:table-cell office:value-type="float" office:value="227331472" calcext:value-type="float">
            <text:p>227331472</text:p>
          </table:table-cell>
          <table:table-cell office:value-type="float" office:value="8889662" calcext:value-type="float">
            <text:p>8889662</text:p>
          </table:table-cell>
          <table:table-cell office:value-type="float" office:value="3990911" calcext:value-type="float">
            <text:p>3990911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copyIntoReg/singleRun</text:p>
          </table:table-cell>
          <table:table-cell office:value-type="float" office:value="17000000000" calcext:value-type="float">
            <text:p>17000000000</text:p>
          </table:table-cell>
          <table:table-cell/>
          <table:table-cell office:value-type="float" office:value="13779608" calcext:value-type="float">
            <text:p>13779608</text:p>
          </table:table-cell>
          <table:table-cell office:value-type="float" office:value="6958312" calcext:value-type="float">
            <text:p>695831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89000" calcext:value-type="float">
            <text:p>4689000</text:p>
          </table:table-cell>
          <table:table-cell office:value-type="float" office:value="66456" calcext:value-type="float">
            <text:p>664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Map.benchmark.2^16.mapTRST.force</text:p>
          </table:table-cell>
          <table:table-cell office:value-type="float" office:value="5732709375" calcext:value-type="float">
            <text:p>5732709375</text:p>
          </table:table-cell>
          <table:table-cell office:value-type="float" office:value="228174524" calcext:value-type="float">
            <text:p>228174524</text:p>
          </table:table-cell>
          <table:table-cell office:value-type="float" office:value="6278083" calcext:value-type="float">
            <text:p>6278083</text:p>
          </table:table-cell>
          <table:table-cell office:value-type="float" office:value="6193679" calcext:value-type="float">
            <text:p>6193679</text:p>
          </table:table-cell>
          <table:table-cell office:value-type="float" office:value="44040192" calcext:value-type="float">
            <text:p>440401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Map.benchmark.2^16.mapTRST.force/singleRun</text:p>
          </table:table-cell>
          <table:table-cell office:value-type="float" office:value="15000000000" calcext:value-type="float">
            <text:p>15000000000</text:p>
          </table:table-cell>
          <table:table-cell/>
          <table:table-cell office:value-type="float" office:value="11124872" calcext:value-type="float">
            <text:p>11124872</text:p>
          </table:table-cell>
          <table:table-cell office:value-type="float" office:value="6958392" calcext:value-type="float">
            <text:p>6958392</text:p>
          </table:table-cell>
          <table:table-cell office:value-type="float" office:value="13631488" calcext:value-type="float">
            <text:p>13631488</text:p>
          </table:table-cell>
          <table:table-cell office:value-type="float" office:value="7000000000" calcext:value-type="float">
            <text:p>7000000000</text:p>
          </table:table-cell>
          <table:table-cell office:value-type="float" office:value="4656472" calcext:value-type="float">
            <text:p>4656472</text:p>
          </table:table-cell>
          <table:table-cell office:value-type="float" office:value="66216" calcext:value-type="float">
            <text:p>66216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GC Time (ms)</text:p>
          </table:table-cell>
          <table:table-cell office:value-type="string" calcext:value-type="string">
            <text:p>Allocated (MiB)</text:p>
          </table:table-cell>
          <table:table-cell office:value-type="string" calcext:value-type="string">
            <text:p>Copied by GC (MiB)</text:p>
          </table:table-cell>
          <table:table-cell office:value-type="string" calcext:value-type="string">
            <text:p>Peak Memo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</text:p>
          </table:table-cell>
          <table:table-cell office:value-type="float" office:value="23473866225" calcext:value-type="float">
            <text:p>23473866225</text:p>
          </table:table-cell>
          <table:table-cell office:value-type="float" office:value="1257599624" calcext:value-type="float">
            <text:p>1257599624</text:p>
          </table:table-cell>
          <table:table-cell office:value-type="float" office:value="26351529" calcext:value-type="float">
            <text:p>26351529</text:p>
          </table:table-cell>
          <table:table-cell office:value-type="float" office:value="4469854" calcext:value-type="float">
            <text:p>4469854</text:p>
          </table:table-cell>
          <table:table-cell office:value-type="float" office:value="65011712" calcext:value-type="float">
            <text:p>65011712</text:p>
          </table:table-cell>
          <table:table-cell table:number-columns-repeated="4"/>
          <table:table-cell office:value-type="string" calcext:value-type="string">
            <text:p>parseNaive*</text:p>
          </table:table-cell>
          <table:table-cell office:value-type="float" office:value="36.4006316" calcext:value-type="float">
            <text:p>36,4006316</text:p>
          </table:table-cell>
          <table:table-cell table:formula="of:=([.G181]*[.N193])/1000000000" office:value-type="float" office:value="29.1358365974074" calcext:value-type="float">
            <text:p>29,1358365974074</text:p>
          </table:table-cell>
          <table:table-cell office:value-type="float" office:value="16.9113025665283" calcext:value-type="float">
            <text:p>16,9113025665283</text:p>
          </table:table-cell>
          <table:table-cell office:value-type="float" office:value="27.0536365509033" calcext:value-type="float">
            <text:p>27,0536365509033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Dest/singleRun</text:p>
          </table:table-cell>
          <table:table-cell office:value-type="float" office:value="33000000000" calcext:value-type="float">
            <text:p>33000000000</text:p>
          </table:table-cell>
          <table:table-cell/>
          <table:table-cell office:value-type="float" office:value="27151272" calcext:value-type="float">
            <text:p>27151272</text:p>
          </table:table-cell>
          <table:table-cell office:value-type="float" office:value="54400" calcext:value-type="float">
            <text:p>54400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8284584" calcext:value-type="float">
            <text:p>8284584</text:p>
          </table:table-cell>
          <table:table-cell office:value-type="float" office:value="33440" calcext:value-type="float">
            <text:p>33440</text:p>
          </table:table-cell>
          <table:table-cell/>
          <table:table-cell office:value-type="string" calcext:value-type="string">
            <text:p>parseNaive</text:p>
          </table:table-cell>
          <table:table-cell office:value-type="float" office:value="43.63439535" calcext:value-type="float">
            <text:p>43,63439535</text:p>
          </table:table-cell>
          <table:table-cell table:formula="of:=([.G179]*[.N193])/1000000000" office:value-type="float" office:value="16.8681159248148" calcext:value-type="float">
            <text:p>16,8681159248148</text:p>
          </table:table-cell>
          <table:table-cell office:value-type="float" office:value="28.0461111068726" calcext:value-type="float">
            <text:p>28,0461111068726</text:p>
          </table:table-cell>
          <table:table-cell office:value-type="float" office:value="24.5395755767822" calcext:value-type="float">
            <text:p>24,539575576782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</text:p>
          </table:table-cell>
          <table:table-cell office:value-type="float" office:value="43634395350" calcext:value-type="float">
            <text:p>43634395350</text:p>
          </table:table-cell>
          <table:table-cell office:value-type="float" office:value="2712684524" calcext:value-type="float">
            <text:p>2712684524</text:p>
          </table:table-cell>
          <table:table-cell office:value-type="float" office:value="29408479" calcext:value-type="float">
            <text:p>29408479</text:p>
          </table:table-cell>
          <table:table-cell office:value-type="float" office:value="25731610" calcext:value-type="float">
            <text:p>25731610</text:p>
          </table:table-cell>
          <table:table-cell office:value-type="float" office:value="66060288" calcext:value-type="float">
            <text:p>66060288</text:p>
          </table:table-cell>
          <table:table-cell table:number-columns-repeated="4"/>
          <table:table-cell office:value-type="string" calcext:value-type="string">
            <text:p>parseDPS</text:p>
          </table:table-cell>
          <table:table-cell office:value-type="float" office:value="23.473866225" calcext:value-type="float">
            <text:p>23,473866225</text:p>
          </table:table-cell>
          <table:table-cell table:formula="of:=([.G177]*[.N193])/1000000000" office:value-type="float" office:value="0.766732542037037" calcext:value-type="float">
            <text:p>0,766732542037037</text:p>
          </table:table-cell>
          <table:table-cell office:value-type="float" office:value="25.1307764053345" calcext:value-type="float">
            <text:p>25,1307764053345</text:p>
          </table:table-cell>
          <table:table-cell office:value-type="float" office:value="4.26278495788574" calcext:value-type="float">
            <text:p>4,2627849578857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.Parser.benchmark.356kB.parseWithoutDest.copyIntoReg/singleRun</text:p>
          </table:table-cell>
          <table:table-cell office:value-type="float" office:value="48000000000" calcext:value-type="float">
            <text:p>48000000000</text:p>
          </table:table-cell>
          <table:table-cell/>
          <table:table-cell office:value-type="float" office:value="30453720" calcext:value-type="float">
            <text:p>30453720</text:p>
          </table:table-cell>
          <table:table-cell office:value-type="float" office:value="15114936" calcext:value-type="float">
            <text:p>15114936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848888" calcext:value-type="float">
            <text:p>8848888</text:p>
          </table:table-cell>
          <table:table-cell office:value-type="float" office:value="33440" calcext:value-type="float">
            <text:p>334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Parser.benchmark.356kB.parseWithoutDest.force</text:p>
          </table:table-cell>
          <table:table-cell office:value-type="float" office:value="36400631600" calcext:value-type="float">
            <text:p>36400631600</text:p>
          </table:table-cell>
          <table:table-cell office:value-type="float" office:value="3279952610" calcext:value-type="float">
            <text:p>3279952610</text:p>
          </table:table-cell>
          <table:table-cell office:value-type="float" office:value="17732786" calcext:value-type="float">
            <text:p>17732786</text:p>
          </table:table-cell>
          <table:table-cell office:value-type="float" office:value="28367794" calcext:value-type="float">
            <text:p>28367794</text:p>
          </table:table-cell>
          <table:table-cell office:value-type="float" office:value="72351744" calcext:value-type="float">
            <text:p>72351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Parser.benchmark.356kB.parseWithoutDest.force/singleRun</text:p>
          </table:table-cell>
          <table:table-cell office:value-type="float" office:value="54000000000" calcext:value-type="float">
            <text:p>54000000000</text:p>
          </table:table-cell>
          <table:table-cell/>
          <table:table-cell office:value-type="float" office:value="18492872" calcext:value-type="float">
            <text:p>18492872</text:p>
          </table:table-cell>
          <table:table-cell office:value-type="float" office:value="26475920" calcext:value-type="float">
            <text:p>26475920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38000000000" calcext:value-type="float">
            <text:p>38000000000</text:p>
          </table:table-cell>
          <table:table-cell office:value-type="float" office:value="11487320" calcext:value-type="float">
            <text:p>11487320</text:p>
          </table:table-cell>
          <table:table-cell office:value-type="float" office:value="33440" calcext:value-type="float">
            <text:p>33440</text:p>
          </table:table-cell>
          <table:table-cell table:number-columns-repeated="10"/>
          <table:table-cell table:formula="of:=[.N178]/[.N176]" office:value-type="float" office:value="1.48603434339083" calcext:value-type="float">
            <text:p>1,48603434339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destImpl</text:p>
          </table:table-cell>
          <table:table-cell office:value-type="float" office:value="195123614" calcext:value-type="float">
            <text:p>195123614</text:p>
          </table:table-cell>
          <table:table-cell office:value-type="float" office:value="12516572" calcext:value-type="float">
            <text:p>12516572</text:p>
          </table:table-cell>
          <table:table-cell office:value-type="float" office:value="537851" calcext:value-type="float">
            <text:p>537851</text:p>
          </table:table-cell>
          <table:table-cell office:value-type="float" office:value="1525" calcext:value-type="float">
            <text:p>1525</text:p>
          </table:table-cell>
          <table:table-cell office:value-type="float" office:value="27262976" calcext:value-type="float">
            <text:p>27262976</text:p>
          </table:table-cell>
          <table:table-cell table:number-columns-repeated="13"/>
          <table:table-cell table:formula="of:=62/69" office:value-type="float" office:value="0.898550724637681" calcext:value-type="float">
            <text:p>0,898550724637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dest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6576" calcext:value-type="float">
            <text:p>68657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0.funcImpl</text:p>
          </table:table-cell>
          <table:table-cell office:value-type="float" office:value="15377739" calcext:value-type="float">
            <text:p>15377739</text:p>
          </table:table-cell>
          <table:table-cell office:value-type="float" office:value="1355414" calcext:value-type="float">
            <text:p>1355414</text:p>
          </table:table-cell>
          <table:table-cell office:value-type="float" office:value="105952" calcext:value-type="float">
            <text:p>105952</text:p>
          </table:table-cell>
          <table:table-cell office:value-type="float" office:value="423" calcext:value-type="float">
            <text:p>423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23473866225" calcext:value-type="float">
            <text:p>23473866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0.func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18952" calcext:value-type="float">
            <text:p>218952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33000000000" calcext:value-type="float">
            <text:p>33000000000</text:p>
          </table:table-cell>
          <table:table-cell table:formula="of:=[.M185]-[.M184]" office:value-type="float" office:value="9526133775" calcext:value-type="float">
            <text:p>9526133775</text:p>
          </table:table-cell>
          <table:table-cell table:number-columns-repeated="5"/>
          <table:table-cell table:formula="of:=[.M176]/[.M178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naiveImpl</text:p>
          </table:table-cell>
          <table:table-cell office:value-type="float" office:value="26018588" calcext:value-type="float">
            <text:p>26018588</text:p>
          </table:table-cell>
          <table:table-cell office:value-type="float" office:value="1503654" calcext:value-type="float">
            <text:p>1503654</text:p>
          </table:table-cell>
          <table:table-cell office:value-type="float" office:value="130481" calcext:value-type="float">
            <text:p>130481</text:p>
          </table:table-cell>
          <table:table-cell office:value-type="float" office:value="725" calcext:value-type="float">
            <text:p>725</text:p>
          </table:table-cell>
          <table:table-cell office:value-type="float" office:value="25165824" calcext:value-type="float">
            <text:p>25165824</text:p>
          </table:table-cell>
          <table:table-cell table:number-columns-repeated="6"/>
          <table:table-cell office:value-type="float" office:value="43634395350" calcext:value-type="float">
            <text:p>43634395350</text:p>
          </table:table-cell>
          <table:table-cell table:number-columns-repeated="6"/>
          <table:table-cell table:formula="of:=[.O176]/[.O178]" office:value-type="float" office:value="6.34646992944288" calcext:value-type="float">
            <text:p>6,34646992944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0.naiveImpl/singleRun</text:p>
          </table:table-cell>
          <table:table-cell office:value-type="float" office:value="4000000000" calcext:value-type="float">
            <text:p>4000000000</text:p>
          </table:table-cell>
          <table:table-cell/>
          <table:table-cell office:value-type="float" office:value="243736" calcext:value-type="float">
            <text:p>243736</text:p>
          </table:table-cell>
          <table:table-cell office:value-type="float" office:value="15536" calcext:value-type="float">
            <text:p>15536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552" calcext:value-type="float">
            <text:p>56552</text:p>
          </table:table-cell>
          <table:table-cell office:value-type="float" office:value="25368" calcext:value-type="float">
            <text:p>25368</text:p>
          </table:table-cell>
          <table:table-cell table:number-columns-repeated="3"/>
          <table:table-cell office:value-type="float" office:value="48000000000" calcext:value-type="float">
            <text:p>48000000000</text:p>
          </table:table-cell>
          <table:table-cell table:formula="of:=[.M187]-[.M186]" office:value-type="float" office:value="4365604650" calcext:value-type="float">
            <text:p>43656046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destImpl</text:p>
          </table:table-cell>
          <table:table-cell office:value-type="float" office:value="1805267900" calcext:value-type="float">
            <text:p>1805267900</text:p>
          </table:table-cell>
          <table:table-cell office:value-type="float" office:value="170587892" calcext:value-type="float">
            <text:p>170587892</text:p>
          </table:table-cell>
          <table:table-cell office:value-type="float" office:value="4755814" calcext:value-type="float">
            <text:p>4755814</text:p>
          </table:table-cell>
          <table:table-cell office:value-type="float" office:value="94056" calcext:value-type="float">
            <text:p>94056</text:p>
          </table:table-cell>
          <table:table-cell office:value-type="float" office:value="28311552" calcext:value-type="float">
            <text:p>28311552</text:p>
          </table:table-cell>
          <table:table-cell table:number-columns-repeated="6"/>
          <table:table-cell office:value-type="float" office:value="36400631600" calcext:value-type="float">
            <text:p>36400631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.Queue.benchmark.2^13.destImp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963280" calcext:value-type="float">
            <text:p>4963280</text:p>
          </table:table-cell>
          <table:table-cell office:value-type="float" office:value="15600" calcext:value-type="float">
            <text:p>15600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3"/>
          <table:table-cell office:value-type="float" office:value="54000000000" calcext:value-type="float">
            <text:p>54000000000</text:p>
          </table:table-cell>
          <table:table-cell table:formula="of:=[.M189]-[.M188]" office:value-type="float" office:value="17599368400" calcext:value-type="float">
            <text:p>17599368400</text:p>
          </table:table-cell>
          <table:table-cell table:number-columns-repeated="5"/>
          <table:table-cell table:formula="of:=[.L178]/[.L176]" office:value-type="float" office:value="0.644875245104264" calcext:value-type="float">
            <text:p>0,644875245104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3.funcImpl</text:p>
          </table:table-cell>
          <table:table-cell office:value-type="float" office:value="133830011" calcext:value-type="float">
            <text:p>133830011</text:p>
          </table:table-cell>
          <table:table-cell office:value-type="float" office:value="11276560" calcext:value-type="float">
            <text:p>11276560</text:p>
          </table:table-cell>
          <table:table-cell office:value-type="float" office:value="848544" calcext:value-type="float">
            <text:p>848544</text:p>
          </table:table-cell>
          <table:table-cell office:value-type="float" office:value="25797" calcext:value-type="float">
            <text:p>25797</text:p>
          </table:table-cell>
          <table:table-cell office:value-type="float" office:value="25165824" calcext:value-type="float">
            <text:p>25165824</text:p>
          </table:table-cell>
          <table:table-cell table:number-columns-repeated="13"/>
          <table:table-cell table:formula="of:=[.L178]/[.L177]" office:value-type="float" office:value="0.537967033499869" calcext:value-type="float">
            <text:p>0,537967033499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.Queue.benchmark.2^13.func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964688" calcext:value-type="float">
            <text:p>9646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3.naiveImpl</text:p>
          </table:table-cell>
          <table:table-cell office:value-type="float" office:value="229226169" calcext:value-type="float">
            <text:p>229226169</text:p>
          </table:table-cell>
          <table:table-cell office:value-type="float" office:value="12282122" calcext:value-type="float">
            <text:p>12282122</text:p>
          </table:table-cell>
          <table:table-cell office:value-type="float" office:value="1044415" calcext:value-type="float">
            <text:p>1044415</text:p>
          </table:table-cell>
          <table:table-cell office:value-type="float" office:value="45942" calcext:value-type="float">
            <text:p>45942</text:p>
          </table:table-cell>
          <table:table-cell office:value-type="float" office:value="26214400" calcext:value-type="float">
            <text:p>26214400</text:p>
          </table:table-cell>
          <table:table-cell table:number-columns-repeated="6"/>
          <table:table-cell table:formula="of:=AVERAGE([.M184];[.M186];[.M188])" office:value-type="float" office:value="34502964391.6667" calcext:value-type="float">
            <text:p>34502964391,6667</text:p>
          </table:table-cell>
          <table:table-cell table:formula="of:=AVERAGE([.N185];[.N187];[.N189])" office:value-type="float" office:value="10497035608.3333" calcext:value-type="float">
            <text:p>10497035608,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3.naiveImp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1161528" calcext:value-type="float">
            <text:p>116152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4"/>
          <table:table-cell table:formula="of:=[.M192]/([.M192]+[.N192])" office:value-type="float" office:value="0.766732542037037" calcext:value-type="float">
            <text:p>0,766732542037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.Queue.benchmark.2^16.destImpl</text:p>
          </table:table-cell>
          <table:table-cell office:value-type="float" office:value="23237590600" calcext:value-type="float">
            <text:p>23237590600</text:p>
          </table:table-cell>
          <table:table-cell office:value-type="float" office:value="1971823774" calcext:value-type="float">
            <text:p>1971823774</text:p>
          </table:table-cell>
          <table:table-cell office:value-type="float" office:value="39055934" calcext:value-type="float">
            <text:p>39055934</text:p>
          </table:table-cell>
          <table:table-cell office:value-type="float" office:value="10665690" calcext:value-type="float">
            <text:p>10665690</text:p>
          </table:table-cell>
          <table:table-cell office:value-type="float" office:value="49283072" calcext:value-type="float">
            <text:p>492830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destImpl/singleRun</text:p>
          </table:table-cell>
          <table:table-cell office:value-type="float" office:value="30000000000" calcext:value-type="float">
            <text:p>30000000000</text:p>
          </table:table-cell>
          <table:table-cell/>
          <table:table-cell office:value-type="float" office:value="39534000" calcext:value-type="float">
            <text:p>39534000</text:p>
          </table:table-cell>
          <table:table-cell office:value-type="float" office:value="6236352" calcext:value-type="float">
            <text:p>6236352</text:p>
          </table:table-cell>
          <table:table-cell office:value-type="float" office:value="19922944" calcext:value-type="float">
            <text:p>19922944</text:p>
          </table:table-cell>
          <table:table-cell office:value-type="float" office:value="6000000000" calcext:value-type="float">
            <text:p>6000000000</text:p>
          </table:table-cell>
          <table:table-cell office:value-type="float" office:value="7419856" calcext:value-type="float">
            <text:p>7419856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Queue.benchmark.2^16.funcImpl</text:p>
          </table:table-cell>
          <table:table-cell office:value-type="float" office:value="1845425537" calcext:value-type="float">
            <text:p>1845425537</text:p>
          </table:table-cell>
          <table:table-cell office:value-type="float" office:value="179069410" calcext:value-type="float">
            <text:p>179069410</text:p>
          </table:table-cell>
          <table:table-cell office:value-type="float" office:value="6788993" calcext:value-type="float">
            <text:p>6788993</text:p>
          </table:table-cell>
          <table:table-cell office:value-type="float" office:value="1645403" calcext:value-type="float">
            <text:p>1645403</text:p>
          </table:table-cell>
          <table:table-cell office:value-type="float" office:value="28311552" calcext:value-type="float">
            <text:p>283115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Queue.benchmark.2^16.funcImpl/singleRun</text:p>
          </table:table-cell>
          <table:table-cell office:value-type="float" office:value="8000000000" calcext:value-type="float">
            <text:p>8000000000</text:p>
          </table:table-cell>
          <table:table-cell/>
          <table:table-cell office:value-type="float" office:value="6928728" calcext:value-type="float">
            <text:p>6928728</text:p>
          </table:table-cell>
          <table:table-cell office:value-type="float" office:value="857664" calcext:value-type="float">
            <text:p>857664</text:p>
          </table:table-cell>
          <table:table-cell office:value-type="float" office:value="7340032" calcext:value-type="float">
            <text:p>734003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6616" calcext:value-type="float">
            <text:p>56616</text:p>
          </table:table-cell>
          <table:table-cell office:value-type="float" office:value="33496" calcext:value-type="float">
            <text:p>33496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Time (ms)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llocated (MiB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ak memory (MiB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ll.Queue.benchmark.2^16.naiveImpl</text:p>
          </table:table-cell>
          <table:table-cell office:value-type="float" office:value="3860552687" calcext:value-type="float">
            <text:p>3860552687</text:p>
          </table:table-cell>
          <table:table-cell office:value-type="float" office:value="320795814" calcext:value-type="float">
            <text:p>320795814</text:p>
          </table:table-cell>
          <table:table-cell office:value-type="float" office:value="8355783" calcext:value-type="float">
            <text:p>8355783</text:p>
          </table:table-cell>
          <table:table-cell office:value-type="float" office:value="3918688" calcext:value-type="float">
            <text:p>3918688</text:p>
          </table:table-cell>
          <table:table-cell office:value-type="float" office:value="28311552" calcext:value-type="float">
            <text:p>28311552</text:p>
          </table:table-cell>
          <table:table-cell table:number-columns-repeated="5"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  <table:table-cell/>
          <table:table-cell office:value-type="string" calcext:value-type="string">
            <text:p>2^10</text:p>
          </table:table-cell>
          <table:table-cell office:value-type="string" calcext:value-type="string">
            <text:p>2^13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 office:value-type="string" calcext:value-type="string">
            <text:p>All.Queue.benchmark.2^16.naiveImpl/singleRun</text:p>
          </table:table-cell>
          <table:table-cell office:value-type="float" office:value="12000000000" calcext:value-type="float">
            <text:p>12000000000</text:p>
          </table:table-cell>
          <table:table-cell/>
          <table:table-cell office:value-type="float" office:value="8501848" calcext:value-type="float">
            <text:p>8501848</text:p>
          </table:table-cell>
          <table:table-cell office:value-type="float" office:value="3980936" calcext:value-type="float">
            <text:p>3980936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2636504" calcext:value-type="float">
            <text:p>2636504</text:p>
          </table:table-cell>
          <table:table-cell office:value-type="float" office:value="455976" calcext:value-type="float">
            <text:p>455976</text:p>
          </table:table-cell>
          <table:table-cell/>
          <table:table-cell office:value-type="string" calcext:value-type="string">
            <text:p>relabelPhases*</text:p>
          </table:table-cell>
          <table:table-cell office:value-type="float" office:value="0.680342896" calcext:value-type="float">
            <text:p>0,680342896</text:p>
          </table:table-cell>
          <table:table-cell office:value-type="float" office:value="13.7614069" calcext:value-type="float">
            <text:p>13,7614069</text:p>
          </table:table-cell>
          <table:table-cell office:value-type="float" office:value="169.0473348" calcext:value-type="float">
            <text:p>169,0473348</text:p>
          </table:table-cell>
          <table:table-cell office:value-type="string" calcext:value-type="string">
            <text:p>relabelPhases*</text:p>
          </table:table-cell>
          <table:table-cell office:value-type="float" office:value="1.94104385375977" calcext:value-type="float">
            <text:p>1,94104385375977</text:p>
          </table:table-cell>
          <table:table-cell office:value-type="float" office:value="15.2700510025024" calcext:value-type="float">
            <text:p>15,2700510025024</text:p>
          </table:table-cell>
          <table:table-cell office:value-type="float" office:value="124.991590499878" calcext:value-type="float">
            <text:p>124,991590499878</text:p>
          </table:table-cell>
          <table:table-cell office:value-type="string" calcext:value-type="string">
            <text:p>relabelPhases*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ll.TreeTraversal.benchmark.2^10.dpsRelabel</text:p>
          </table:table-cell>
          <table:table-cell office:value-type="float" office:value="148331652" calcext:value-type="float">
            <text:p>148331652</text:p>
          </table:table-cell>
          <table:table-cell office:value-type="float" office:value="10923506" calcext:value-type="float">
            <text:p>10923506</text:p>
          </table:table-cell>
          <table:table-cell office:value-type="float" office:value="460008" calcext:value-type="float">
            <text:p>460008</text:p>
          </table:table-cell>
          <table:table-cell office:value-type="float" office:value="3791" calcext:value-type="float">
            <text:p>3791</text:p>
          </table:table-cell>
          <table:table-cell office:value-type="float" office:value="26214400" calcext:value-type="float">
            <text:p>26214400</text:p>
          </table:table-cell>
          <table:table-cell table:number-columns-repeated="4"/>
          <table:table-cell office:value-type="string" calcext:value-type="string">
            <text:p>relabelDPS</text:p>
          </table:table-cell>
          <table:table-cell office:value-type="float" office:value="0.148331652" calcext:value-type="float">
            <text:p>0,148331652</text:p>
          </table:table-cell>
          <table:table-cell office:value-type="float" office:value="1.294023275" calcext:value-type="float">
            <text:p>1,294023275</text:p>
          </table:table-cell>
          <table:table-cell office:value-type="float" office:value="23.3457538" calcext:value-type="float">
            <text:p>23,3457538</text:p>
          </table:table-cell>
          <table:table-cell office:value-type="string" calcext:value-type="string">
            <text:p>relabelDPS</text:p>
          </table:table-cell>
          <table:table-cell office:value-type="float" office:value="0.438697814941406" calcext:value-type="float">
            <text:p>0,438697814941406</text:p>
          </table:table-cell>
          <table:table-cell office:value-type="float" office:value="3.29497814178467" calcext:value-type="float">
            <text:p>3,29497814178467</text:p>
          </table:table-cell>
          <table:table-cell office:value-type="float" office:value="25.4743309020996" calcext:value-type="float">
            <text:p>25,4743309020996</text:p>
          </table:table-cell>
          <table:table-cell office:value-type="string" calcext:value-type="string">
            <text:p>relabelDP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ll.TreeTraversal.benchmark.2^10.dpsRelabel/singleRun</text:p>
          </table:table-cell>
          <table:table-cell office:value-type="float" office:value="5000000000" calcext:value-type="float">
            <text:p>5000000000</text:p>
          </table:table-cell>
          <table:table-cell/>
          <table:table-cell office:value-type="float" office:value="680456" calcext:value-type="float">
            <text:p>680456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copyIntoReg</text:p>
          </table:table-cell>
          <table:table-cell office:value-type="float" office:value="676199965" calcext:value-type="float">
            <text:p>676199965</text:p>
          </table:table-cell>
          <table:table-cell office:value-type="float" office:value="45661318" calcext:value-type="float">
            <text:p>45661318</text:p>
          </table:table-cell>
          <table:table-cell office:value-type="float" office:value="2099917" calcext:value-type="float">
            <text:p>2099917</text:p>
          </table:table-cell>
          <table:table-cell office:value-type="float" office:value="113205" calcext:value-type="float">
            <text:p>113205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copyIntoReg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357248" calcext:value-type="float">
            <text:p>235724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0.phasesRelabel.force</text:p>
          </table:table-cell>
          <table:table-cell office:value-type="float" office:value="680342896" calcext:value-type="float">
            <text:p>680342896</text:p>
          </table:table-cell>
          <table:table-cell office:value-type="float" office:value="49451494" calcext:value-type="float">
            <text:p>49451494</text:p>
          </table:table-cell>
          <table:table-cell office:value-type="float" office:value="2035332" calcext:value-type="float">
            <text:p>2035332</text:p>
          </table:table-cell>
          <table:table-cell office:value-type="float" office:value="111753" calcext:value-type="float">
            <text:p>111753</text:p>
          </table:table-cell>
          <table:table-cell office:value-type="float" office:value="26214400" calcext:value-type="float">
            <text:p>26214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0.phasesRelabel.force/singleRun</text:p>
          </table:table-cell>
          <table:table-cell office:value-type="float" office:value="7000000000" calcext:value-type="float">
            <text:p>7000000000</text:p>
          </table:table-cell>
          <table:table-cell/>
          <table:table-cell office:value-type="float" office:value="2291184" calcext:value-type="float">
            <text:p>2291184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dpsRelabel</text:p>
          </table:table-cell>
          <table:table-cell office:value-type="float" office:value="1294023275" calcext:value-type="float">
            <text:p>1294023275</text:p>
          </table:table-cell>
          <table:table-cell office:value-type="float" office:value="101494062" calcext:value-type="float">
            <text:p>101494062</text:p>
          </table:table-cell>
          <table:table-cell office:value-type="float" office:value="3455035" calcext:value-type="float">
            <text:p>3455035</text:p>
          </table:table-cell>
          <table:table-cell office:value-type="float" office:value="240282" calcext:value-type="float">
            <text:p>240282</text:p>
          </table:table-cell>
          <table:table-cell office:value-type="float" office:value="27262976" calcext:value-type="float">
            <text:p>272629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dpsRelabel/singleRun</text:p>
          </table:table-cell>
          <table:table-cell office:value-type="float" office:value="9000000000" calcext:value-type="float">
            <text:p>9000000000</text:p>
          </table:table-cell>
          <table:table-cell/>
          <table:table-cell office:value-type="float" office:value="4408088" calcext:value-type="float">
            <text:p>4408088</text:p>
          </table:table-cell>
          <table:table-cell office:value-type="float" office:value="15600" calcext:value-type="float">
            <text:p>15600</text:p>
          </table:table-cell>
          <table:table-cell office:value-type="float" office:value="6291456" calcext:value-type="float">
            <text:p>6291456</text:p>
          </table:table-cell>
          <table:table-cell office:value-type="float" office:value="0" calcext:value-type="float">
            <text:p>0</text:p>
          </table:table-cell>
          <table:table-cell office:value-type="float" office:value="56616" calcext:value-type="float">
            <text:p>56616</text:p>
          </table:table-cell>
          <table:table-cell office:value-type="float" office:value="25304" calcext:value-type="float">
            <text:p>25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copyIntoReg</text:p>
          </table:table-cell>
          <table:table-cell office:value-type="float" office:value="14522972750" calcext:value-type="float">
            <text:p>14522972750</text:p>
          </table:table-cell>
          <table:table-cell office:value-type="float" office:value="760860142" calcext:value-type="float">
            <text:p>760860142</text:p>
          </table:table-cell>
          <table:table-cell office:value-type="float" office:value="16380097" calcext:value-type="float">
            <text:p>16380097</text:p>
          </table:table-cell>
          <table:table-cell office:value-type="float" office:value="9272141" calcext:value-type="float">
            <text:p>9272141</text:p>
          </table:table-cell>
          <table:table-cell office:value-type="float" office:value="42991616" calcext:value-type="float">
            <text:p>429916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copyIntoReg/singleRun</text:p>
          </table:table-cell>
          <table:table-cell office:value-type="float" office:value="22000000000" calcext:value-type="float">
            <text:p>22000000000</text:p>
          </table:table-cell>
          <table:table-cell/>
          <table:table-cell office:value-type="float" office:value="17741232" calcext:value-type="float">
            <text:p>17741232</text:p>
          </table:table-cell>
          <table:table-cell office:value-type="float" office:value="6757984" calcext:value-type="float">
            <text:p>6757984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94552" calcext:value-type="float">
            <text:p>2794552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3.phasesRelabel.force</text:p>
          </table:table-cell>
          <table:table-cell office:value-type="float" office:value="13761406900" calcext:value-type="float">
            <text:p>13761406900</text:p>
          </table:table-cell>
          <table:table-cell office:value-type="float" office:value="798321212" calcext:value-type="float">
            <text:p>798321212</text:p>
          </table:table-cell>
          <table:table-cell office:value-type="float" office:value="16011809" calcext:value-type="float">
            <text:p>16011809</text:p>
          </table:table-cell>
          <table:table-cell office:value-type="float" office:value="9254158" calcext:value-type="float">
            <text:p>9254158</text:p>
          </table:table-cell>
          <table:table-cell office:value-type="float" office:value="40894464" calcext:value-type="float">
            <text:p>408944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3.phasesRelabel.force/singleRun</text:p>
          </table:table-cell>
          <table:table-cell office:value-type="float" office:value="21000000000" calcext:value-type="float">
            <text:p>21000000000</text:p>
          </table:table-cell>
          <table:table-cell/>
          <table:table-cell office:value-type="float" office:value="17347488" calcext:value-type="float">
            <text:p>17347488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9000000000" calcext:value-type="float">
            <text:p>9000000000</text:p>
          </table:table-cell>
          <table:table-cell office:value-type="float" office:value="2761984" calcext:value-type="float">
            <text:p>2761984</text:p>
          </table:table-cell>
          <table:table-cell office:value-type="float" office:value="33496" calcext:value-type="float">
            <text:p>334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dpsRelabel</text:p>
          </table:table-cell>
          <table:table-cell office:value-type="float" office:value="23345753800" calcext:value-type="float">
            <text:p>23345753800</text:p>
          </table:table-cell>
          <table:table-cell office:value-type="float" office:value="1500047866" calcext:value-type="float">
            <text:p>1500047866</text:p>
          </table:table-cell>
          <table:table-cell office:value-type="float" office:value="26711772" calcext:value-type="float">
            <text:p>26711772</text:p>
          </table:table-cell>
          <table:table-cell office:value-type="float" office:value="19200698" calcext:value-type="float">
            <text:p>19200698</text:p>
          </table:table-cell>
          <table:table-cell office:value-type="float" office:value="46137344" calcext:value-type="float">
            <text:p>46137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dpsRelabel/singleRun</text:p>
          </table:table-cell>
          <table:table-cell office:value-type="float" office:value="41000000000" calcext:value-type="float">
            <text:p>41000000000</text:p>
          </table:table-cell>
          <table:table-cell/>
          <table:table-cell office:value-type="float" office:value="34227240" calcext:value-type="float">
            <text:p>34227240</text:p>
          </table:table-cell>
          <table:table-cell office:value-type="float" office:value="21797184" calcext:value-type="float">
            <text:p>21797184</text:p>
          </table:table-cell>
          <table:table-cell office:value-type="float" office:value="20971520" calcext:value-type="float">
            <text:p>20971520</text:p>
          </table:table-cell>
          <table:table-cell office:value-type="float" office:value="22000000000" calcext:value-type="float">
            <text:p>22000000000</text:p>
          </table:table-cell>
          <table:table-cell office:value-type="float" office:value="8436560" calcext:value-type="float">
            <text:p>8436560</text:p>
          </table:table-cell>
          <table:table-cell office:value-type="float" office:value="541824" calcext:value-type="float">
            <text:p>5418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copyIntoReg</text:p>
          </table:table-cell>
          <table:table-cell office:value-type="float" office:value="170541405200" calcext:value-type="float">
            <text:p>170541405200</text:p>
          </table:table-cell>
          <table:table-cell office:value-type="float" office:value="7588187912" calcext:value-type="float">
            <text:p>7588187912</text:p>
          </table:table-cell>
          <table:table-cell office:value-type="float" office:value="134988817" calcext:value-type="float">
            <text:p>134988817</text:p>
          </table:table-cell>
          <table:table-cell office:value-type="float" office:value="108592883" calcext:value-type="float">
            <text:p>108592883</text:p>
          </table:table-cell>
          <table:table-cell office:value-type="float" office:value="90177536" calcext:value-type="float">
            <text:p>901775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copyIntoReg/singleRun</text:p>
          </table:table-cell>
          <table:table-cell office:value-type="float" office:value="193000000000" calcext:value-type="float">
            <text:p>193000000000</text:p>
          </table:table-cell>
          <table:table-cell/>
          <table:table-cell office:value-type="float" office:value="141407072" calcext:value-type="float">
            <text:p>141407072</text:p>
          </table:table-cell>
          <table:table-cell office:value-type="float" office:value="113554392" calcext:value-type="float">
            <text:p>113554392</text:p>
          </table:table-cell>
          <table:table-cell office:value-type="float" office:value="59768832" calcext:value-type="float">
            <text:p>59768832</text:p>
          </table:table-cell>
          <table:table-cell office:value-type="float" office:value="133000000000" calcext:value-type="float">
            <text:p>133000000000</text:p>
          </table:table-cell>
          <table:table-cell office:value-type="float" office:value="19478880" calcext:value-type="float">
            <text:p>19478880</text:p>
          </table:table-cell>
          <table:table-cell office:value-type="float" office:value="165640" calcext:value-type="float">
            <text:p>1656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.TreeTraversal.benchmark.2^16.phasesRelabel.force</text:p>
          </table:table-cell>
          <table:table-cell office:value-type="float" office:value="169047334800" calcext:value-type="float">
            <text:p>169047334800</text:p>
          </table:table-cell>
          <table:table-cell office:value-type="float" office:value="15942187964" calcext:value-type="float">
            <text:p>15942187964</text:p>
          </table:table-cell>
          <table:table-cell office:value-type="float" office:value="131063182" calcext:value-type="float">
            <text:p>131063182</text:p>
          </table:table-cell>
          <table:table-cell office:value-type="float" office:value="110180243" calcext:value-type="float">
            <text:p>110180243</text:p>
          </table:table-cell>
          <table:table-cell office:value-type="float" office:value="91226112" calcext:value-type="float">
            <text:p>912261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.TreeTraversal.benchmark.2^16.phasesRelabel.force/singleRun</text:p>
          </table:table-cell>
          <table:table-cell office:value-type="float" office:value="185000000000" calcext:value-type="float">
            <text:p>185000000000</text:p>
          </table:table-cell>
          <table:table-cell/>
          <table:table-cell office:value-type="float" office:value="138293584" calcext:value-type="float">
            <text:p>138293584</text:p>
          </table:table-cell>
          <table:table-cell office:value-type="float" office:value="112125168" calcext:value-type="float">
            <text:p>112125168</text:p>
          </table:table-cell>
          <table:table-cell office:value-type="float" office:value="58720256" calcext:value-type="float">
            <text:p>58720256</text:p>
          </table:table-cell>
          <table:table-cell office:value-type="float" office:value="129000000000" calcext:value-type="float">
            <text:p>129000000000</text:p>
          </table:table-cell>
          <table:table-cell office:value-type="float" office:value="19325080" calcext:value-type="float">
            <text:p>19325080</text:p>
          </table:table-cell>
          <table:table-cell office:value-type="float" office:value="153336" calcext:value-type="float">
            <text:p>153336</text:p>
          </table:table-cell>
          <table:table-cell table:number-columns-repeated="13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number-columns-repeated="11"/>
          <table:table-cell office:value-type="float" office:value="1000000000" calcext:value-type="float">
            <text:p>1000000000</text:p>
          </table:table-cell>
          <table:table-cell table:number-columns-repeated="4"/>
          <table:table-cell table:formula="of:=1024*1024" office:value-type="float" office:value="1048576" calcext:value-type="float">
            <text:p>1048576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5cm" svg:height="5cm" svg:x="0cm" svg:y="6.948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cm" svg:height="5cm" svg:x="5cm" svg:y="6.948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cm" svg:height="5cm" svg:x="10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5cm" svg:height="5cm" svg:x="15cm" svg:y="6.948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4cm" svg:height="5cm" svg:x="2.977cm" svg:y="13.951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5cm" svg:height="5cm" svg:x="2.5cm" svg:y="20.899cm">
            <draw:object draw:notify-on-update-of-ranges="benchmark_results.L128:benchmark_results.N128 benchmark_results.K129:benchmark_results.K129 benchmark_results.L129:benchmark_results.N129 benchmark_results.K130:benchmark_results.K130 benchmark_results.L130:benchmark_results.N130 benchmark_results.K131:benchmark_results.K131 benchmark_results.L131:benchmark_results.N131 benchmark_results.K132:benchmark_results.K132 benchmark_results.L132:benchmark_results.N13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6" draw:style-name="gr1" draw:text-style-name="P1" svg:width="5cm" svg:height="5cm" svg:x="7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7" draw:style-name="gr1" draw:text-style-name="P1" svg:width="5cm" svg:height="5cm" svg:x="12.5cm" svg:y="20.899cm">
            <draw:object draw:notify-on-update-of-ranges="benchmark_results.P128:benchmark_results.R128 benchmark_results.O129:benchmark_results.O129 benchmark_results.P129:benchmark_results.R129 benchmark_results.O130:benchmark_results.O130 benchmark_results.P130:benchmark_results.R130 benchmark_results.O131:benchmark_results.O131 benchmark_results.P131:benchmark_results.R131 benchmark_results.O132:benchmark_results.O132 benchmark_results.P132:benchmark_results.R1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8" draw:style-name="gr1" draw:text-style-name="P1" svg:width="5cm" svg:height="5cm" svg:x="7.45cm" svg:y="0.003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5cm" svg:height="5cm" svg:x="2.45cm" svg:y="0.003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5cm" svg:height="5cm" svg:x="12.4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0" table:number-rows-spanned="1">
            <text:p><text:span text:style-name="T2">1. </text:span><text:span text:style-name="T3">Benchmark</text:span> of lists/difference lists concatenation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2.</text:span> Benchmark of breadth-first tree relabeling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20" table:number-rows-spanned="1">
            <text:p><text:span text:style-name="T2">4. </text:span><text:span text:style-name="T3">Benchmark of map implementations</text:span>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_2" table:style-name="ta1">
        <table:shapes>
          <draw:frame draw:z-index="0" draw:style-name="gr1" draw:text-style-name="P1" svg:width="5cm" svg:height="5cm" svg:x="0cm" svg:y="8.75cm">
            <draw:object draw:notify-on-update-of-ranges="benchmark_results.L198:benchmark_results.N198 benchmark_results.K199:benchmark_results.K199 benchmark_results.L199:benchmark_results.N199 benchmark_results.K200:benchmark_results.K200 benchmark_results.L200:benchmark_results.N200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5cm" svg:height="5cm" svg:x="5cm" svg:y="8.75cm">
            <draw:object draw:notify-on-update-of-ranges="benchmark_results.P198:benchmark_results.R198 benchmark_results.O199:benchmark_results.O199 benchmark_results.P199:benchmark_results.R199 benchmark_results.O200:benchmark_results.O200 benchmark_results.P200:benchmark_results.R200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5cm" svg:height="5cm" svg:x="10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" draw:style-name="gr1" draw:text-style-name="P1" svg:width="5cm" svg:height="5cm" svg:x="15cm" svg:y="8.75cm">
            <draw:object draw:notify-on-update-of-ranges="benchmark_results.T198:benchmark_results.V198 benchmark_results.S199:benchmark_results.S199 benchmark_results.T199:benchmark_results.V199 benchmark_results.S200:benchmark_results.S200 benchmark_results.T200:benchmark_results.V200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4" draw:style-name="gr1" draw:text-style-name="P1" svg:width="9cm" svg:height="5cm" svg:x="11cm" svg:y="0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5cm" svg:height="5cm" svg:x="5cm" svg:y="0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6" draw:style-name="gr1" draw:text-style-name="P1" svg:width="5cm" svg:height="5cm" svg:x="0cm" svg:y="0cm">
            <draw:object draw:notify-on-update-of-ranges="benchmark_results.L2:benchmark_results.N2 benchmark_results.K3:benchmark_results.K3 benchmark_results.L3:benchmark_results.N3 benchmark_results.K4:benchmark_results.K4 benchmark_results.L4:benchmark_results.N4 benchmark_results.K5:benchmark_results.K5 benchmark_results.L5:benchmark_results.N5 benchmark_results.K6:benchmark_results.K6 benchmark_results.L6:benchmark_results.N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7" draw:style-name="gr1" draw:text-style-name="P1" svg:width="5cm" svg:height="2cm" svg:x="2.5cm" svg:y="5.25cm">
            <draw:object draw:notify-on-update-of-ranges="benchmark_results.P2:benchmark_results.R2 benchmark_results.O3:benchmark_results.O3 benchmark_results.P3:benchmark_results.R3 benchmark_results.O4:benchmark_results.O4 benchmark_results.P4:benchmark_results.R4 benchmark_results.O5:benchmark_results.O5 benchmark_results.P5:benchmark_results.R5 benchmark_results.O6:benchmark_results.O6 benchmark_results.P6:benchmark_results.R6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8" draw:style-name="gr1" draw:text-style-name="P1" svg:width="5cm" svg:height="2cm" svg:x="13cm" svg:y="5.25cm">
            <draw:object draw:notify-on-update-of-ranges="benchmark_results.K176:benchmark_results.K178 benchmark_results.L175:benchmark_results.L175 benchmark_results.L176:benchmark_results.L178 benchmark_results.M175:benchmark_results.M175 benchmark_results.M176:benchmark_results.M178 benchmark_results.N175:benchmark_results.N175 benchmark_results.N176:benchmark_results.N178 benchmark_results.O175:benchmark_results.O175 benchmark_results.O176:benchmark_results.O178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line draw:z-index="9" draw:name="Line 1" draw:style-name="gr2" draw:text-style-name="P2" svg:x1="0cm" svg:y1="8.5cm" svg:x2="20cm" svg:y2="8.5cm">
            <text:p/>
          </draw:line>
          <draw:line draw:z-index="10" draw:name="Vertical line 1" draw:style-name="gr3" draw:text-style-name="P3" svg:x1="10.5cm" svg:y1="0cm" svg:x2="10.5cm" svg:y2="8.5cm">
            <text:p/>
          </draw:line>
        </table:shapes>
        <table:table-column table:style-name="co12" table:number-columns-repeated="1024" table:default-cell-style-name="ce5"/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97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ce10" office:value-type="string" calcext:value-type="string" table:number-columns-spanned="11" table:number-rows-spanned="1">
            <text:p><text:span text:style-name="T2">A.</text:span> Lists/difference lists concatenation implementations</text:p>
          </table:table-cell>
          <table:covered-table-cell table:number-columns-repeated="10"/>
          <table:table-cell table:style-name="ce11" office:value-type="string" calcext:value-type="string" table:number-columns-spanned="9" table:number-rows-spanned="1">
            <text:p><text:span text:style-name="T2">B.</text:span><text:span text:style-name="T3"> S-expr</text:span><text:span text:style-name="T2"> </text:span><text:span text:style-name="T3">Parser implementations (356kB input)</text:span></text:p>
          </table:table-cell>
          <table:covered-table-cell table:number-columns-repeated="8"/>
          <table:table-cell table:number-columns-repeated="1004"/>
        </table:table-row>
        <table:table-row table:style-name="ro3">
          <table:table-cell table:number-columns-repeated="33"/>
          <table:table-cell table:style-name="ce7" table:number-columns-spanned="20" table:number-rows-spanned="1"/>
          <table:covered-table-cell table:number-columns-repeated="19"/>
          <table:table-cell table:number-columns-repeated="971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33"/>
          <table:table-cell table:style-name="ce7" office:value-type="string" calcext:value-type="string" table:number-columns-spanned="20" table:number-rows-spanned="1">
            <text:p><text:span text:style-name="T2">3.</text:span><text:span text:style-name="T3"> Benchmark of S-expression parser implementations (356kB input)</text:span></text:p>
          </table:table-cell>
          <table:covered-table-cell table:number-columns-repeated="19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" office:value-type="string" calcext:value-type="string" table:number-columns-spanned="20" table:number-rows-spanned="1">
            <text:p><text:span text:style-name="T2">C.</text:span> Breadth-first tree traversal implementations</text:p>
          </table:table-cell>
          <table:covered-table-cell table:number-columns-repeated="19"/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Default"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7" table:number-columns-spanned="20" table:number-rows-spanned="1"/>
          <table:covered-table-cell table:number-columns-repeated="19"/>
          <table:table-cell table:number-columns-repeated="100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adornments="Regular" style:font-pitch="variable"/>
    <style:font-face style:name="Latin Modern Roman1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Iosevka Quasi-Proportional SS07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atin Modern Roman1" fo:font-family="'Latin Modern Roman'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style:font-name="Latin Modern Roman" fo:font-family="'Latin Modern Roman'" style:font-style-name="Regular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8T15:08:58.316869200</dc:date>
    <meta:editing-duration>PT4H4M46S</meta:editing-duration>
    <meta:editing-cycles>6</meta:editing-cycles>
    <meta:generator>LibreOffice/7.3.7.2$Linux_X86_64 LibreOffice_project/30$Build-2</meta:generator>
    <meta:document-statistic meta:table-count="3" meta:cell-count="1760" meta:object-count="3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d62e4e" draw:fill-color="#d62e4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2.939cm" svg:y="0.245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81cm" svg:y="1.133cm" svg:width="8.726cm" svg:height="4.223cm">
          <chart:coordinate-region svg:x="1.173cm" svg:y="1.133cm" svg:width="7.375cm" svg:height="3.576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76cm" svg:y="1.133cm" svg:width="8.466cm" svg:height="4.223cm">
          <chart:coordinate-region svg:x="0.983cm" svg:y="1.133cm" svg:width="7.3cm" svg:height="3.576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341cm" svg:y="0.24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76cm" svg:y="1.133cm" svg:width="8.466cm" svg:height="4.223cm">
          <chart:coordinate-region svg:x="0.797cm" svg:y="1.133cm" svg:width="7.486cm" svg:height="3.57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T198:benchmark_results.V200 benchmark_results.S199:benchmark_results.S200" chart:data-source-has-labels="both" svg:x="0.1cm" svg:y="1.618cm" svg:width="4.801cm" svg:height="3.283cm">
          <chart:coordinate-region svg:x="0.721cm" svg:y="1.618cm" svg:width="3.821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504cm" svg:y="0.236cm" chart:style-name="ch2">
          <text:p>main-title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01cm" svg:height="5.001cm" xlink:href=".." xlink:type="simple" chart:class="chart:bar" chart:style-name="ch1">
        <chart:legend chart:legend-position="end" svg:x="10.177cm" svg:y="1.454cm" style:legend-expansion="high" chart:style-name="ch2"/>
        <chart:plot-area chart:style-name="ch3" table:cell-range-address="benchmark_results.K176:benchmark_results.O178 benchmark_results.L175:benchmark_results.O175" chart:data-source-has-labels="both" svg:x="1.291cm" svg:y="0.1cm" svg:width="7.765cm" svg:height="4.801cm">
          <chart:coordinate-region svg:x="1.912cm" svg:y="0.3cm" svg:width="6.522cm" svg:height="3.954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68cm" svg:y="2.643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9.336cm" svg:y="2.835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legend chart:legend-position="end" svg:x="0cm" svg:y="1.786cm" style:legend-expansion="custom" svg:width="8.817cm" svg:height="2.092cm" style:legend-expansion-aspect-ratio="4.21462715105163" chart:style-name="ch2"/>
        <chart:plot-area chart:style-name="ch3" table:cell-range-address="benchmark_results.P128:benchmark_results.R132 benchmark_results.O129:benchmark_results.O132" chart:data-source-has-labels="both" svg:x="0cm" svg:y="0cm" svg:width="0cm" svg:height="0cm">
          <chart:coordinate-region svg:x="1.088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28:benchmark_results.N132 benchmark_results.K129:benchmark_results.K132" chart:data-source-has-labels="both" svg:x="0.1cm" svg:y="1.115cm" svg:width="4.801cm" svg:height="3.786cm">
          <chart:coordinate-region svg:x="1.012cm" svg:y="1.314cm" svg:width="3.53cm" svg:height="2.94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9:benchmark_results.K129</svg:desc>
                </draw:g>
              </table:table-cell>
              <table:table-cell office:value-type="float" office:value="0.013618138">
                <text:p>0.013618138</text:p>
                <draw:g>
                  <svg:desc>benchmark_results.L129:benchmark_results.N129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0.016762503">
                <text:p>0.016762503</text:p>
                <draw:g>
                  <svg:desc>benchmark_results.L130:benchmark_results.N130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1:benchmark_results.K131</svg:desc>
                </draw:g>
              </table:table-cell>
              <table:table-cell office:value-type="float" office:value="0.059182896">
                <text:p>0.059182896</text:p>
                <draw:g>
                  <svg:desc>benchmark_results.L131:benchmark_results.N131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2:benchmark_results.K132</svg:desc>
                </draw:g>
              </table:table-cell>
              <table:table-cell office:value-type="float" office:value="0.067793635">
                <text:p>0.067793635</text:p>
                <draw:g>
                  <svg:desc>benchmark_results.L132:benchmark_results.N132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28:benchmark_results.R132 benchmark_results.O129:benchmark_results.O132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634cm" style:legend-expansion="custom" svg:width="5.001cm" svg:height="1.914cm" style:legend-expansion-aspect-ratio="2.6128526645768" chart:style-name="ch2"/>
        <chart:plot-area chart:style-name="ch3" table:cell-range-address="benchmark_results.P128:benchmark_results.R132 benchmark_results.O129:benchmark_results.O132" chart:data-source-has-labels="both" svg:x="0cm" svg:y="0cm" svg:width="0cm" svg:height="0cm">
          <chart:coordinate-region svg:x="0.617cm" svg:y="1.036cm" svg:width="0cm" svg:height="3.272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d62e4e" draw:fill-color="#d62e4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legend chart:legend-position="end" svg:x="0cm" svg:y="1.686cm" style:legend-expansion="custom" svg:width="9.087cm" svg:height="2.092cm" style:legend-expansion-aspect-ratio="4.34369024856597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1.173cm" svg:y="1.132cm" svg:width="0cm" svg:height="3.575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016cm" svg:height="5.465cm" xlink:href=".." xlink:type="simple" chart:class="chart:line" chart:style-name="ch1">
        <chart:title svg:x="3.406cm" svg:y="0.245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8cm" svg:y="1.133cm" svg:width="8.656cm" svg:height="4.223cm">
          <chart:coordinate-region svg:x="1.357cm" svg:y="1.332cm" svg:width="7.12cm" svg:height="3.377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3943151">
                <text:p>0.013943151</text:p>
                <draw:g>
                  <svg:desc>benchmark_results.L3:benchmark_results.N3</svg:desc>
                </draw:g>
              </table:table-cell>
              <table:table-cell office:value-type="float" office:value="0.121971564">
                <text:p>0.121971564</text:p>
              </table:table-cell>
              <table:table-cell office:value-type="float" office:value="1.811856204">
                <text:p>1.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0.638934281">
                <text:p>0.638934281</text:p>
                <draw:g>
                  <svg:desc>benchmark_results.L4:benchmark_results.N4</svg:desc>
                </draw:g>
              </table:table-cell>
              <table:table-cell office:value-type="float" office:value="41.5451478">
                <text:p>41.5451478</text:p>
              </table:table-cell>
              <table:table-cell office:value-type="float" office:value="5169.8767804">
                <text:p>5169.8767804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5:benchmark_results.K5</svg:desc>
                </draw:g>
              </table:table-cell>
              <table:table-cell office:value-type="float" office:value="0.015529695">
                <text:p>0.015529695</text:p>
                <draw:g>
                  <svg:desc>benchmark_results.L5:benchmark_results.N5</svg:desc>
                </draw:g>
              </table:table-cell>
              <table:table-cell office:value-type="float" office:value="0.136054217">
                <text:p>0.136054217</text:p>
              </table:table-cell>
              <table:table-cell office:value-type="float" office:value="1.9330835">
                <text:p>1.9330835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6:benchmark_results.K6</svg:desc>
                </draw:g>
              </table:table-cell>
              <table:table-cell office:value-type="float" office:value="0.06245291">
                <text:p>0.06245291</text:p>
                <draw:g>
                  <svg:desc>benchmark_results.L6:benchmark_results.N6</svg:desc>
                </draw:g>
              </table:table-cell>
              <table:table-cell office:value-type="float" office:value="0.501408187">
                <text:p>0.501408187</text:p>
              </table:table-cell>
              <table:table-cell office:value-type="float" office:value="4.257512375">
                <text:p>4.257512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088cm" svg:height="5.465cm" xlink:href=".." xlink:type="simple" chart:class="chart:line" chart:style-name="ch1">
        <chart:title svg:x="3.865cm" svg:y="0.245cm" chart:style-name="ch2">
          <text:p>Model</text:p>
        </chart:title>
        <chart:legend chart:legend-position="end" svg:x="4.378cm" svg:y="1.686cm" style:legend-expansion="high" chart:style-name="ch3"/>
        <chart:plot-area chart:style-name="ch4" table:cell-range-address="benchmark_results.P2:benchmark_results.R6 benchmark_results.O3:benchmark_results.O6" chart:data-source-has-labels="both" svg:x="0.181cm" svg:y="1.133cm" svg:width="4.016cm" svg:height="4.223cm">
          <chart:coordinate-region svg:x="1.543cm" svg:y="1.332cm" svg:width="2.295cm" svg:height="3.377cm"/>
          <chart:axis chart:dimension="x" chart:name="primary-x" chart:style-name="ch5" chartooo:axis-type="auto">
            <chartooo:date-scale/>
            <chart:categories table:cell-range-address="benchmark_results.P2:benchmark_results.R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9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10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1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2:benchmark_results.R6 benchmark_results.O3:benchmark_results.O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2:benchmark_results.N6 benchmark_results.K3:benchmark_results.K6" chart:data-source-has-labels="both" svg:x="0.1cm" svg:y="1.115cm" svg:width="4.801cm" svg:height="3.786cm">
          <chart:coordinate-region svg:x="1.277cm" svg:y="1.314cm" svg:width="3.265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3943151">
                <text:p>0.013943151</text:p>
                <draw:g>
                  <svg:desc>benchmark_results.L3:benchmark_results.N3</svg:desc>
                </draw:g>
              </table:table-cell>
              <table:table-cell office:value-type="float" office:value="0.121971564">
                <text:p>0.121971564</text:p>
              </table:table-cell>
              <table:table-cell office:value-type="float" office:value="1.811856204">
                <text:p>1.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0.638934281">
                <text:p>0.638934281</text:p>
                <draw:g>
                  <svg:desc>benchmark_results.L4:benchmark_results.N4</svg:desc>
                </draw:g>
              </table:table-cell>
              <table:table-cell office:value-type="float" office:value="41.5451478">
                <text:p>41.5451478</text:p>
              </table:table-cell>
              <table:table-cell office:value-type="float" office:value="5169.8767804">
                <text:p>5169.8767804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5:benchmark_results.K5</svg:desc>
                </draw:g>
              </table:table-cell>
              <table:table-cell office:value-type="float" office:value="0.015529695">
                <text:p>0.015529695</text:p>
                <draw:g>
                  <svg:desc>benchmark_results.L5:benchmark_results.N5</svg:desc>
                </draw:g>
              </table:table-cell>
              <table:table-cell office:value-type="float" office:value="0.136054217">
                <text:p>0.136054217</text:p>
              </table:table-cell>
              <table:table-cell office:value-type="float" office:value="1.9330835">
                <text:p>1.9330835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6:benchmark_results.K6</svg:desc>
                </draw:g>
              </table:table-cell>
              <table:table-cell office:value-type="float" office:value="0.06245291">
                <text:p>0.06245291</text:p>
                <draw:g>
                  <svg:desc>benchmark_results.L6:benchmark_results.N6</svg:desc>
                </draw:g>
              </table:table-cell>
              <table:table-cell office:value-type="float" office:value="0.501408187">
                <text:p>0.501408187</text:p>
              </table:table-cell>
              <table:table-cell office:value-type="float" office:value="4.257512375">
                <text:p>4.25751237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legend chart:legend-position="end" svg:x="0cm" svg:y="1.543cm" style:legend-expansion="custom" svg:width="5.001cm" svg:height="1.914cm" style:legend-expansion-aspect-ratio="2.6128526645768" chart:style-name="ch2"/>
        <chart:plot-area chart:style-name="ch3" table:cell-range-address="benchmark_results.P2:benchmark_results.R6 benchmark_results.O3:benchmark_results.O6" chart:data-source-has-labels="both" svg:x="0cm" svg:y="0cm" svg:width="0cm" svg:height="0cm">
          <chart:coordinate-region svg:x="0.849cm" svg:y="0.281cm" svg:width="0cm" svg:height="4.027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198:benchmark_results.N200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198:benchmark_results.R200" chart:data-source-has-labels="both" svg:x="0.1cm" svg:y="1.115cm" svg:width="4.801cm" svg:height="3.786cm">
          <chart:coordinate-region svg:x="0.907cm" svg:y="1.115cm" svg:width="3.635cm" svg:height="3.139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041cm" svg:y="0.235cm" chart:style-name="ch2">
          <text:p>Peak Memory (MiB)</text:p>
        </chart:title>
        <chart:plot-area chart:style-name="ch3" table:cell-range-address="benchmark_results.S198:benchmark_results.V200" chart:data-source-has-labels="both" svg:x="0.1cm" svg:y="1.618cm" svg:width="4.801cm" svg:height="3.283cm">
          <chart:coordinate-region svg:x="0.721cm" svg:y="1.618cm" svg:width="3.821cm" svg:height="2.636cm"/>
          <chart:axis chart:dimension="x" chart:name="primary-x" chart:style-name="ch4" chartooo:axis-type="auto">
            <chartooo:date-scale/>
            <chart:categories table:cell-range-address="benchmark_results.T198:benchmark_results.V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8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2.417cm" svg:y="0.235cm" chart:style-name="ch2">
          <text:p>
</text:p>
        </chart:title>
        <chart:legend chart:legend-position="end" svg:x="0cm" svg:y="2.132cm" style:legend-expansion="custom" svg:width="5.001cm" svg:height="1.003cm" style:legend-expansion-aspect-ratio="4.98604187437687" chart:style-name="ch3"/>
        <chart:plot-area chart:style-name="ch4" table:cell-range-address="benchmark_results.S198:benchmark_results.V200" chart:data-source-has-labels="both" svg:x="0cm" svg:y="0cm" svg:width="0cm" svg:height="0cm">
          <chart:coordinate-region svg:x="0.452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01cm" svg:height="5.001cm" xlink:href=".." xlink:type="simple" chart:class="chart:bar" chart:style-name="ch1">
        <chart:plot-area chart:style-name="ch2" table:cell-range-address="benchmark_results.K175:benchmark_results.O178" chart:data-source-has-labels="both" svg:x="1.191cm" svg:y="0.1cm" svg:width="6.889cm" svg:height="4.801cm">
          <chart:coordinate-region svg:x="1.812cm" svg:y="0.3cm" svg:width="5.646cm" svg:height="3.954cm"/>
          <chart:axis chart:dimension="x" chart:name="primary-x" chart:style-name="ch3" chartooo:axis-type="auto">
            <chartooo:date-scale/>
            <chart:categories table:cell-range-address="benchmark_results.K176:benchmark_results.K178"/>
          </chart:axis>
          <chart:axis chart:dimension="y" chart:name="primary-y" chart:style-name="ch4">
            <chart:title svg:x="0.3cm" svg:y="2.643cm" chart:style-name="ch5">
              <text:p>ms</text:p>
            </chart:title>
            <chart:grid chart:style-name="ch6" chart:class="major"/>
          </chart:axis>
          <chart:axis chart:dimension="y" chart:name="secondary-y" chart:style-name="ch7">
            <chart:title svg:x="8.26cm" svg:y="2.835cm" chart:style-name="ch8">
              <text:p>MiB</text:p>
            </chart:title>
          </chart:axis>
          <chart:series chart:attached-axis="primary-y" chart:style-name="ch9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0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1"/>
          </chart:series>
          <chart:series chart:attached-axis="secondary-y" chart:style-name="ch12" chart:values-cell-range-address="benchmark_results.N176:benchmark_results.N178" chart:label-cell-address="benchmark_results.N175:benchmark_results.N175" chart:class="chart:bar">
            <chart:data-point chart:style-name="ch11"/>
            <chart:data-point chart:repeated="2"/>
          </chart:series>
          <chart:series chart:attached-axis="secondary-y" chart:style-name="ch13" chart:values-cell-range-address="benchmark_results.O176:benchmark_results.O178" chart:label-cell-address="benchmark_results.O175:benchmark_results.O175" chart:class="chart:bar">
            <chart:data-point chart:style-name="ch1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bar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K175:benchmark_results.O178" chart:data-source-has-labels="both" svg:x="0cm" svg:y="0cm" svg:width="0cm" svg:height="0cm">
          <chart:coordinate-region svg:x="0.099cm" svg:y="0.019cm" svg:width="0cm" svg:height="1.661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9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0"/>
          </chart:series>
          <chart:series chart:attached-axis="secondary-y" chart:style-name="ch11" chart:values-cell-range-address="benchmark_results.N176:benchmark_results.N178" chart:label-cell-address="benchmark_results.N175:benchmark_results.N175" chart:class="chart:bar">
            <chart:data-point chart:style-name="ch10"/>
            <chart:data-point chart:repeated="2"/>
          </chart:series>
          <chart:series chart:attached-axis="secondary-y" chart:style-name="ch12" chart:values-cell-range-address="benchmark_results.O176:benchmark_results.O178" chart:label-cell-address="benchmark_results.O175:benchmark_results.O175" chart:class="chart:bar">
            <chart:data-point chart:style-name="ch1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3.307cm" svg:y="0.245cm" chart:style-name="ch2">
          <text:p>Time (ms)</text:p>
        </chart:title>
        <chart:plot-area chart:style-name="ch3" table:cell-range-address="benchmark_results.L128:benchmark_results.N132 benchmark_results.K129:benchmark_results.K132" chart:data-source-has-labels="both" svg:x="0.176cm" svg:y="1.133cm" svg:width="8.466cm" svg:height="4.223cm">
          <chart:coordinate-region svg:x="1.088cm" svg:y="1.332cm" svg:width="7.195cm" svg:height="3.377cm"/>
          <chart:axis chart:dimension="x" chart:name="primary-x" chart:style-name="ch4" chartooo:axis-type="auto">
            <chartooo:date-scale/>
            <chart:categories table:cell-range-address="benchmark_results.L128:benchmark_results.N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29:benchmark_results.N129" chart:label-cell-address="benchmark_results.K129:benchmark_results.K129" chart:class="chart:line">
            <chart:data-point chart:repeated="3"/>
          </chart:series>
          <chart:series chart:style-name="ch8" chart:values-cell-range-address="benchmark_results.L130:benchmark_results.N130" chart:label-cell-address="benchmark_results.K130:benchmark_results.K130" chart:class="chart:line">
            <chart:data-point chart:repeated="3"/>
          </chart:series>
          <chart:series chart:style-name="ch9" chart:values-cell-range-address="benchmark_results.L131:benchmark_results.N131" chart:label-cell-address="benchmark_results.K131:benchmark_results.K131" chart:class="chart:line">
            <chart:data-point chart:repeated="3"/>
          </chart:series>
          <chart:series chart:style-name="ch10" chart:values-cell-range-address="benchmark_results.L132:benchmark_results.N132" chart:label-cell-address="benchmark_results.K132:benchmark_results.K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28:benchmark_results.N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K129:benchmark_results.K129</svg:desc>
                </draw:g>
              </table:table-cell>
              <table:table-cell office:value-type="float" office:value="0.013618138">
                <text:p>0.013618138</text:p>
                <draw:g>
                  <svg:desc>benchmark_results.L129:benchmark_results.N129</svg:desc>
                </draw:g>
              </table:table-cell>
              <table:table-cell office:value-type="float" office:value="0.13062226">
                <text:p>0.13062226</text:p>
              </table:table-cell>
              <table:table-cell office:value-type="float" office:value="3.531478912">
                <text:p>3.531478912</text:p>
              </table:table-cell>
            </table:table-row>
            <table:table-row>
              <table:table-cell office:value-type="string">
                <text:p>mapTR’*</text:p>
                <draw:g>
                  <svg:desc>benchmark_results.K130:benchmark_results.K130</svg:desc>
                </draw:g>
              </table:table-cell>
              <table:table-cell office:value-type="float" office:value="0.016762503">
                <text:p>0.016762503</text:p>
                <draw:g>
                  <svg:desc>benchmark_results.L130:benchmark_results.N130</svg:desc>
                </draw:g>
              </table:table-cell>
              <table:table-cell office:value-type="float" office:value="0.146831114">
                <text:p>0.146831114</text:p>
              </table:table-cell>
              <table:table-cell office:value-type="float" office:value="2.696805337">
                <text:p>2.69680533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K131:benchmark_results.K131</svg:desc>
                </draw:g>
              </table:table-cell>
              <table:table-cell office:value-type="float" office:value="0.059182896">
                <text:p>0.059182896</text:p>
                <draw:g>
                  <svg:desc>benchmark_results.L131:benchmark_results.N131</svg:desc>
                </draw:g>
              </table:table-cell>
              <table:table-cell office:value-type="float" office:value="0.482368146">
                <text:p>0.482368146</text:p>
              </table:table-cell>
              <table:table-cell office:value-type="float" office:value="3.801691412">
                <text:p>3.801691412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K132:benchmark_results.K132</svg:desc>
                </draw:g>
              </table:table-cell>
              <table:table-cell office:value-type="float" office:value="0.067793635">
                <text:p>0.067793635</text:p>
                <draw:g>
                  <svg:desc>benchmark_results.L132:benchmark_results.N132</svg:desc>
                </draw:g>
              </table:table-cell>
              <table:table-cell office:value-type="float" office:value="0.546786678">
                <text:p>0.546786678</text:p>
              </table:table-cell>
              <table:table-cell office:value-type="float" office:value="4.316164037">
                <text:p>4.316164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O2:benchmark_results.R6" chart:data-source-has-labels="both" svg:x="0.1cm" svg:y="1.115cm" svg:width="4.801cm" svg:height="3.786cm">
          <chart:coordinate-region svg:x="1.012cm" svg:y="1.115cm" svg:width="3.53cm" svg:height="3.139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K2:benchmark_results.N6" chart:data-source-has-labels="both" svg:x="0.1cm" svg:y="1.115cm" svg:width="4.801cm" svg:height="3.786cm">
          <chart:coordinate-region svg:x="1.277cm" svg:y="1.314cm" svg:width="3.265cm" svg:height="2.94cm"/>
          <chart:axis chart:dimension="x" chart:name="primary-x" chart:style-name="ch4" chartooo:axis-type="auto">
            <chartooo:date-scale/>
            <chart:categories table:cell-range-address="benchmark_results.L2:benchmark_results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3:benchmark_results.N3" chart:label-cell-address="benchmark_results.K3:benchmark_results.K3" chart:class="chart:line">
            <chart:data-point chart:repeated="3"/>
          </chart:series>
          <chart:series chart:style-name="ch8" chart:values-cell-range-address="benchmark_results.L4:benchmark_results.N4" chart:label-cell-address="benchmark_results.K4:benchmark_results.K4" chart:class="chart:line">
            <chart:data-point chart:repeated="3"/>
          </chart:series>
          <chart:series chart:style-name="ch9" chart:values-cell-range-address="benchmark_results.L5:benchmark_results.N5" chart:label-cell-address="benchmark_results.K5:benchmark_results.K5" chart:class="chart:line">
            <chart:data-point chart:repeated="3"/>
          </chart:series>
          <chart:series chart:style-name="ch10" chart:values-cell-range-address="benchmark_results.L6:benchmark_results.N6" chart:label-cell-address="benchmark_results.K6:benchmark_results.K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2:benchmark_results.N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K3:benchmark_results.K3</svg:desc>
                </draw:g>
              </table:table-cell>
              <table:table-cell office:value-type="float" office:value="0.013943151">
                <text:p>0.013943151</text:p>
                <draw:g>
                  <svg:desc>benchmark_results.L3:benchmark_results.N3</svg:desc>
                </draw:g>
              </table:table-cell>
              <table:table-cell office:value-type="float" office:value="0.121971564">
                <text:p>0.121971564</text:p>
              </table:table-cell>
              <table:table-cell office:value-type="float" office:value="1.811856204">
                <text:p>1.811856204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K4:benchmark_results.K4</svg:desc>
                </draw:g>
              </table:table-cell>
              <table:table-cell office:value-type="float" office:value="0.638934281">
                <text:p>0.638934281</text:p>
                <draw:g>
                  <svg:desc>benchmark_results.L4:benchmark_results.N4</svg:desc>
                </draw:g>
              </table:table-cell>
              <table:table-cell office:value-type="float" office:value="41.5451478">
                <text:p>41.5451478</text:p>
              </table:table-cell>
              <table:table-cell office:value-type="float" office:value="5169.8767804">
                <text:p>5169.8767804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K5:benchmark_results.K5</svg:desc>
                </draw:g>
              </table:table-cell>
              <table:table-cell office:value-type="float" office:value="0.015529695">
                <text:p>0.015529695</text:p>
                <draw:g>
                  <svg:desc>benchmark_results.L5:benchmark_results.N5</svg:desc>
                </draw:g>
              </table:table-cell>
              <table:table-cell office:value-type="float" office:value="0.136054217">
                <text:p>0.136054217</text:p>
              </table:table-cell>
              <table:table-cell office:value-type="float" office:value="1.9330835">
                <text:p>1.9330835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K6:benchmark_results.K6</svg:desc>
                </draw:g>
              </table:table-cell>
              <table:table-cell office:value-type="float" office:value="0.06245291">
                <text:p>0.06245291</text:p>
                <draw:g>
                  <svg:desc>benchmark_results.L6:benchmark_results.N6</svg:desc>
                </draw:g>
              </table:table-cell>
              <table:table-cell office:value-type="float" office:value="0.501408187">
                <text:p>0.501408187</text:p>
              </table:table-cell>
              <table:table-cell office:value-type="float" office:value="4.257512375">
                <text:p>4.257512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.001cm" svg:height="2.001cm" xlink:href=".." xlink:type="simple" chart:class="chart:line" chart:style-name="ch1">
        <chart:legend chart:legend-position="end" svg:x="0cm" svg:y="0cm" style:legend-expansion="custom" svg:width="5.001cm" svg:height="2.001cm" style:legend-expansion-aspect-ratio="2.49925037481259" chart:style-name="ch2"/>
        <chart:plot-area chart:style-name="ch3" table:cell-range-address="benchmark_results.O2:benchmark_results.R6" chart:data-source-has-labels="both" svg:x="0cm" svg:y="0cm" svg:width="0cm" svg:height="0cm">
          <chart:coordinate-region svg:x="0.849cm" svg:y="0.112cm" svg:width="0cm" svg:height="1.611cm"/>
          <chart:axis chart:dimension="x" chart:name="primary-x" chart:style-name="ch4" chartooo:axis-type="auto">
            <chartooo:date-scale/>
            <chart:categories table:cell-range-address="benchmark_results.P2:benchmark_results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3:benchmark_results.R3" chart:label-cell-address="benchmark_results.O3:benchmark_results.O3" chart:class="chart:line">
            <chart:data-point chart:repeated="3"/>
          </chart:series>
          <chart:series chart:style-name="ch8" chart:values-cell-range-address="benchmark_results.P4:benchmark_results.R4" chart:label-cell-address="benchmark_results.O4:benchmark_results.O4" chart:class="chart:line">
            <chart:data-point chart:repeated="3"/>
          </chart:series>
          <chart:series chart:style-name="ch9" chart:values-cell-range-address="benchmark_results.P5:benchmark_results.R5" chart:label-cell-address="benchmark_results.O5:benchmark_results.O5" chart:class="chart:line">
            <chart:data-point chart:repeated="3"/>
          </chart:series>
          <chart:series chart:style-name="ch10" chart:values-cell-range-address="benchmark_results.P6:benchmark_results.R6" chart:label-cell-address="benchmark_results.O6:benchmark_results.O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2:benchmark_results.R2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foldr (++)*</text:p>
                <draw:g>
                  <svg:desc>benchmark_results.O3:benchmark_results.O3</svg:desc>
                </draw:g>
              </table:table-cell>
              <table:table-cell office:value-type="float" office:value="0.0584020614624023">
                <text:p>0.0584020614624023</text:p>
                <draw:g>
                  <svg:desc>benchmark_results.P3:benchmark_results.R3</svg:desc>
                </draw:g>
              </table:table-cell>
              <table:table-cell office:value-type="float" office:value="0.466921806335449">
                <text:p>0.466921806335449</text:p>
              </table:table-cell>
              <table:table-cell office:value-type="float" office:value="3.73534488677979">
                <text:p>3.73534488677979</text:p>
              </table:table-cell>
            </table:table-row>
            <table:table-row>
              <table:table-cell office:value-type="string">
                <text:p>foldl’ (++)*</text:p>
                <draw:g>
                  <svg:desc>benchmark_results.O4:benchmark_results.O4</svg:desc>
                </draw:g>
              </table:table-cell>
              <table:table-cell office:value-type="float" office:value="2.7446117401123">
                <text:p>2.7446117401123</text:p>
                <draw:g>
                  <svg:desc>benchmark_results.P4:benchmark_results.R4</svg:desc>
                </draw:g>
              </table:table-cell>
              <table:table-cell office:value-type="float" office:value="178.456197738647">
                <text:p>178.456197738647</text:p>
              </table:table-cell>
              <table:table-cell office:value-type="float" office:value="17235.3639812469">
                <text:p>17235.3639812469</text:p>
              </table:table-cell>
            </table:table-row>
            <table:table-row>
              <table:table-cell office:value-type="string">
                <text:p>foldl’ concatλ*</text:p>
                <draw:g>
                  <svg:desc>benchmark_results.O5:benchmark_results.O5</svg:desc>
                </draw:g>
              </table:table-cell>
              <table:table-cell office:value-type="float" office:value="0.0611810684204102">
                <text:p>0.0611810684204102</text:p>
                <draw:g>
                  <svg:desc>benchmark_results.P5:benchmark_results.R5</svg:desc>
                </draw:g>
              </table:table-cell>
              <table:table-cell office:value-type="float" office:value="0.489626884460449">
                <text:p>0.489626884460449</text:p>
              </table:table-cell>
              <table:table-cell office:value-type="float" office:value="3.94215488433838">
                <text:p>3.94215488433838</text:p>
              </table:table-cell>
            </table:table-row>
            <table:table-row>
              <table:table-cell office:value-type="string">
                <text:p>foldl’ concatDPS</text:p>
                <draw:g>
                  <svg:desc>benchmark_results.O6:benchmark_results.O6</svg:desc>
                </draw:g>
              </table:table-cell>
              <table:table-cell office:value-type="float" office:value="0.0767364501953125">
                <text:p>0.0767364501953125</text:p>
                <draw:g>
                  <svg:desc>benchmark_results.P6:benchmark_results.R6</svg:desc>
                </draw:g>
              </table:table-cell>
              <table:table-cell office:value-type="float" office:value="0.487824440002441">
                <text:p>0.487824440002441</text:p>
              </table:table-cell>
              <table:table-cell office:value-type="float" office:value="3.57459545135498">
                <text:p>3.5745954513549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5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/>
      <style:graphic-properties draw:stroke="dash" draw:stroke-dash="Double_20_Dash" svg:stroke-width="0.05cm" svg:stroke-color="#ff5429" draw:fill-color="#ff542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/>
      <style:graphic-properties draw:stroke="dash" draw:stroke-dash="Dash_20_Dot" svg:stroke-width="0.05cm" svg:stroke-color="#49b7a8" draw:fill-color="#49b7a8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8cm" svg:height="5.465cm" xlink:href=".." xlink:type="simple" chart:class="chart:line" chart:style-name="ch1">
        <chart:title svg:x="2.804cm" svg:y="0.245cm" chart:style-name="ch2">
          <text:p>Allocated (MiB)</text:p>
        </chart:title>
        <chart:plot-area chart:style-name="ch3" table:cell-range-address="benchmark_results.P128:benchmark_results.R132 benchmark_results.O129:benchmark_results.O132" chart:data-source-has-labels="both" svg:x="0.176cm" svg:y="1.133cm" svg:width="8.466cm" svg:height="4.223cm">
          <chart:coordinate-region svg:x="1.088cm" svg:y="1.133cm" svg:width="7.195cm" svg:height="3.576cm"/>
          <chart:axis chart:dimension="x" chart:name="primary-x" chart:style-name="ch4" chartooo:axis-type="auto">
            <chartooo:date-scale/>
            <chart:categories table:cell-range-address="benchmark_results.P128:benchmark_results.R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29:benchmark_results.R129" chart:label-cell-address="benchmark_results.O129:benchmark_results.O129" chart:class="chart:line">
            <chart:data-point chart:repeated="3"/>
          </chart:series>
          <chart:series chart:style-name="ch8" chart:values-cell-range-address="benchmark_results.P130:benchmark_results.R130" chart:label-cell-address="benchmark_results.O130:benchmark_results.O130" chart:class="chart:line">
            <chart:data-point chart:repeated="3"/>
          </chart:series>
          <chart:series chart:style-name="ch9" chart:values-cell-range-address="benchmark_results.P131:benchmark_results.R131" chart:label-cell-address="benchmark_results.O131:benchmark_results.O131" chart:class="chart:line">
            <chart:data-point chart:repeated="3"/>
          </chart:series>
          <chart:series chart:style-name="ch10" chart:values-cell-range-address="benchmark_results.P132:benchmark_results.R132" chart:label-cell-address="benchmark_results.O132:benchmark_results.O1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28:benchmark_results.R12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map*</text:p>
                <draw:g>
                  <svg:desc>benchmark_results.O129:benchmark_results.O129</svg:desc>
                </draw:g>
              </table:table-cell>
              <table:table-cell office:value-type="float" office:value="0.101574897766113">
                <text:p>0.101574897766113</text:p>
                <draw:g>
                  <svg:desc>benchmark_results.P129:benchmark_results.R129</svg:desc>
                </draw:g>
              </table:table-cell>
              <table:table-cell office:value-type="float" office:value="0.810791969299316">
                <text:p>0.810791969299316</text:p>
              </table:table-cell>
              <table:table-cell office:value-type="float" office:value="6.4364709854126">
                <text:p>6.4364709854126</text:p>
              </table:table-cell>
            </table:table-row>
            <table:table-row>
              <table:table-cell office:value-type="string">
                <text:p>mapTR’*</text:p>
                <draw:g>
                  <svg:desc>benchmark_results.O130:benchmark_results.O130</svg:desc>
                </draw:g>
              </table:table-cell>
              <table:table-cell office:value-type="float" office:value="0.0622701644897461">
                <text:p>0.0622701644897461</text:p>
                <draw:g>
                  <svg:desc>benchmark_results.P130:benchmark_results.R130</svg:desc>
                </draw:g>
              </table:table-cell>
              <table:table-cell office:value-type="float" office:value="0.498091697692871">
                <text:p>0.498091697692871</text:p>
              </table:table-cell>
              <table:table-cell office:value-type="float" office:value="3.98435020446777">
                <text:p>3.98435020446777</text:p>
              </table:table-cell>
            </table:table-row>
            <table:table-row>
              <table:table-cell office:value-type="string">
                <text:p>mapDPS’</text:p>
                <draw:g>
                  <svg:desc>benchmark_results.O131:benchmark_results.O131</svg:desc>
                </draw:g>
              </table:table-cell>
              <table:table-cell office:value-type="float" office:value="0.0782670974731445">
                <text:p>0.0782670974731445</text:p>
                <draw:g>
                  <svg:desc>benchmark_results.P131:benchmark_results.R131</svg:desc>
                </draw:g>
              </table:table-cell>
              <table:table-cell office:value-type="float" office:value="0.468912124633789">
                <text:p>0.468912124633789</text:p>
              </table:table-cell>
              <table:table-cell office:value-type="float" office:value="3.48815631866455">
                <text:p>3.48815631866455</text:p>
              </table:table-cell>
            </table:table-row>
            <table:table-row>
              <table:table-cell office:value-type="string">
                <text:p>mapDPSFold’</text:p>
                <draw:g>
                  <svg:desc>benchmark_results.O132:benchmark_results.O132</svg:desc>
                </draw:g>
              </table:table-cell>
              <table:table-cell office:value-type="float" office:value="0.0939264297485352">
                <text:p>0.0939264297485352</text:p>
                <draw:g>
                  <svg:desc>benchmark_results.P132:benchmark_results.R132</svg:desc>
                </draw:g>
              </table:table-cell>
              <table:table-cell office:value-type="float" office:value="0.583189964294434">
                <text:p>0.583189964294434</text:p>
              </table:table-cell>
              <table:table-cell office:value-type="float" office:value="4.47567081451416">
                <text:p>4.47567081451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127ec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49b7a8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eb9bc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435cm" svg:height="7.557cm" xlink:href=".." xlink:type="simple" chart:class="chart:bar" chart:style-name="ch1">
        <chart:legend chart:legend-position="end" svg:x="9.611cm" svg:y="2.732cm" style:legend-expansion="high" chart:style-name="ch2"/>
        <chart:plot-area chart:style-name="ch3" table:cell-range-address="benchmark_results.K176:benchmark_results.O178 benchmark_results.L175:benchmark_results.O175" chart:data-source-has-labels="both" svg:x="1.279cm" svg:y="0.151cm" svg:width="7.235cm" svg:height="7.255cm">
          <chart:coordinate-region svg:x="1.9cm" svg:y="0.35cm" svg:width="5.992cm" svg:height="6.409cm"/>
          <chart:axis chart:dimension="x" chart:name="primary-x" chart:style-name="ch4" chartooo:axis-type="auto">
            <chartooo:date-scale/>
            <chart:categories table:cell-range-address="benchmark_results.K176:benchmark_results.K178"/>
          </chart:axis>
          <chart:axis chart:dimension="y" chart:name="primary-y" chart:style-name="ch5">
            <chart:title svg:x="0.45cm" svg:y="3.995cm" chart:style-name="ch6">
              <text:p>ms</text:p>
            </chart:title>
            <chart:grid chart:style-name="ch7" chart:class="major"/>
          </chart:axis>
          <chart:axis chart:dimension="y" chart:name="secondary-y" chart:style-name="ch8">
            <chart:title svg:x="8.782cm" svg:y="4.113cm" chart:style-name="ch9">
              <text:p>MiB</text:p>
            </chart:title>
          </chart:axis>
          <chart:series chart:attached-axis="primary-y" chart:style-name="ch10" chart:values-cell-range-address="benchmark_results.L176:benchmark_results.L178" chart:label-cell-address="benchmark_results.L175:benchmark_results.L175" chart:class="chart:bar">
            <chart:data-point chart:repeated="3"/>
          </chart:series>
          <chart:series chart:attached-axis="primary-y" chart:style-name="ch11" chart:values-cell-range-address="benchmark_results.M176:benchmark_results.M178" chart:label-cell-address="benchmark_results.M175:benchmark_results.M175" chart:class="chart:bar">
            <chart:data-point chart:repeated="2"/>
            <chart:data-point chart:style-name="ch12"/>
          </chart:series>
          <chart:series chart:attached-axis="secondary-y" chart:style-name="ch13" chart:values-cell-range-address="benchmark_results.N176:benchmark_results.N178" chart:label-cell-address="benchmark_results.N175:benchmark_results.N175" chart:class="chart:bar">
            <chart:data-point chart:style-name="ch12"/>
            <chart:data-point chart:repeated="2"/>
          </chart:series>
          <chart:series chart:attached-axis="secondary-y" chart:style-name="ch14" chart:values-cell-range-address="benchmark_results.O176:benchmark_results.O178" chart:label-cell-address="benchmark_results.O175:benchmark_results.O175" chart:class="chart:bar">
            <chart:data-point chart:style-name="ch1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benchmark_results.L175:benchmark_results.L175</svg:desc>
                </draw:g>
              </table:table-cell>
              <table:table-cell office:value-type="string">
                <text:p>GC Time (ms)</text:p>
                <draw:g>
                  <svg:desc>benchmark_results.M175:benchmark_results.M175</svg:desc>
                </draw:g>
              </table:table-cell>
              <table:table-cell office:value-type="string">
                <text:p>Allocated (MiB)</text:p>
                <draw:g>
                  <svg:desc>benchmark_results.N175:benchmark_results.N175</svg:desc>
                </draw:g>
              </table:table-cell>
              <table:table-cell office:value-type="string">
                <text:p>Copied by GC (MiB)</text:p>
                <draw:g>
                  <svg:desc>benchmark_results.O175:benchmark_results.O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rseNaive*</text:p>
                <draw:g>
                  <svg:desc>benchmark_results.K176:benchmark_results.K178</svg:desc>
                </draw:g>
              </table:table-cell>
              <table:table-cell office:value-type="float" office:value="36.4006316">
                <text:p>36.4006316</text:p>
                <draw:g>
                  <svg:desc>benchmark_results.L176:benchmark_results.L178</svg:desc>
                </draw:g>
              </table:table-cell>
              <table:table-cell office:value-type="float" office:value="29.1358365974074">
                <text:p>29.1358365974074</text:p>
                <draw:g>
                  <svg:desc>benchmark_results.M176:benchmark_results.M178</svg:desc>
                </draw:g>
              </table:table-cell>
              <table:table-cell office:value-type="float" office:value="16.9113025665283">
                <text:p>16.9113025665283</text:p>
                <draw:g>
                  <svg:desc>benchmark_results.N176:benchmark_results.N178</svg:desc>
                </draw:g>
              </table:table-cell>
              <table:table-cell office:value-type="float" office:value="27.0536365509033">
                <text:p>27.0536365509033</text:p>
                <draw:g>
                  <svg:desc>benchmark_results.O176:benchmark_results.O178</svg:desc>
                </draw:g>
              </table:table-cell>
            </table:table-row>
            <table:table-row>
              <table:table-cell office:value-type="string">
                <text:p>parseNaive</text:p>
              </table:table-cell>
              <table:table-cell office:value-type="float" office:value="43.63439535">
                <text:p>43.63439535</text:p>
              </table:table-cell>
              <table:table-cell office:value-type="float" office:value="16.8681159248148">
                <text:p>16.8681159248148</text:p>
              </table:table-cell>
              <table:table-cell office:value-type="float" office:value="28.0461111068726">
                <text:p>28.0461111068726</text:p>
              </table:table-cell>
              <table:table-cell office:value-type="float" office:value="24.5395755767822">
                <text:p>24.5395755767822</text:p>
              </table:table-cell>
            </table:table-row>
            <table:table-row>
              <table:table-cell office:value-type="string">
                <text:p>parseDPS</text:p>
              </table:table-cell>
              <table:table-cell office:value-type="float" office:value="23.473866225">
                <text:p>23.473866225</text:p>
              </table:table-cell>
              <table:table-cell office:value-type="float" office:value="0.766732542037037">
                <text:p>0.766732542037037</text:p>
              </table:table-cell>
              <table:table-cell office:value-type="float" office:value="25.1307764053345">
                <text:p>25.1307764053345</text:p>
              </table:table-cell>
              <table:table-cell office:value-type="float" office:value="4.26278495788574">
                <text:p>4.26278495788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true" chart:minimum="20" chart:maximum="15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46cm" svg:height="5.001cm" xlink:href=".." xlink:type="simple" chart:class="chart:line" chart:style-name="ch1">
        <chart:title svg:x="4.027cm" svg:y="0.236cm" chart:style-name="ch2">
          <text:p>main-title</text:p>
        </chart:title>
        <chart:legend chart:legend-position="end" svg:x="0cm" svg:y="2.132cm" style:legend-expansion="custom" svg:width="10.045cm" svg:height="1.003cm" style:legend-expansion-aspect-ratio="10.0149551345962" chart:style-name="ch3"/>
        <chart:plot-area chart:style-name="ch4" table:cell-range-address="benchmark_results.T198:benchmark_results.V200 benchmark_results.S199:benchmark_results.S200" chart:data-source-has-labels="both" svg:x="0cm" svg:y="0cm" svg:width="0cm" svg:height="0cm">
          <chart:coordinate-region svg:x="0.908cm" svg:y="1.036cm" svg:width="0cm" svg:height="3.272cm"/>
          <chart:axis chart:dimension="x" chart:name="primary-x" chart:style-name="ch5" chartooo:axis-type="auto">
            <chartooo:date-scale/>
            <chart:categories table:cell-range-address="benchmark_results.T198:benchmark_results.V19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mark_results.T199:benchmark_results.V199" chart:label-cell-address="benchmark_results.S199:benchmark_results.S199" chart:class="chart:line">
            <chart:data-point chart:repeated="3"/>
          </chart:series>
          <chart:series chart:style-name="ch9" chart:values-cell-range-address="benchmark_results.T200:benchmark_results.V200" chart:label-cell-address="benchmark_results.S200:benchmark_results.S20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T198:benchmark_results.V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S199:benchmark_results.S199</svg:desc>
                </draw:g>
              </table:table-cell>
              <table:table-cell office:value-type="float" office:value="25">
                <text:p>25</text:p>
                <draw:g>
                  <svg:desc>benchmark_results.T199:benchmark_results.V199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S200:benchmark_results.S200</svg:desc>
                </draw:g>
              </table:table-cell>
              <table:table-cell office:value-type="float" office:value="25">
                <text:p>25</text:p>
                <draw:g>
                  <svg:desc>benchmark_results.T200:benchmark_results.V20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1.398cm" svg:y="0.23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cm" svg:y="1.115cm" svg:width="4.801cm" svg:height="3.786cm">
          <chart:coordinate-region svg:x="1.092cm" svg:y="1.315cm" svg:width="3.451cm" svg:height="2.93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001cm" svg:height="5.001cm" xlink:href=".." xlink:type="simple" chart:class="chart:line" chart:style-name="ch1">
        <chart:title svg:x="0.895cm" svg:y="0.236cm" chart:style-name="ch2">
          <text:p>Allocated (MiB)</text:p>
        </chart:title>
        <chart:plot-area chart:style-name="ch3" table:cell-range-address="benchmark_results.P198:benchmark_results.R200 benchmark_results.O199:benchmark_results.O200" chart:data-source-has-labels="both" svg:x="0.1cm" svg:y="1.115cm" svg:width="4.801cm" svg:height="3.786cm">
          <chart:coordinate-region svg:x="0.907cm" svg:y="1.115cm" svg:width="3.635cm" svg:height="3.139cm"/>
          <chart:axis chart:dimension="x" chart:name="primary-x" chart:style-name="ch4" chartooo:axis-type="auto">
            <chartooo:date-scale/>
            <chart:categories table:cell-range-address="benchmark_results.P198:benchmark_results.R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P199:benchmark_results.R199" chart:label-cell-address="benchmark_results.O199:benchmark_results.O199" chart:class="chart:line">
            <chart:data-point chart:repeated="3"/>
          </chart:series>
          <chart:series chart:style-name="ch8" chart:values-cell-range-address="benchmark_results.P200:benchmark_results.R200" chart:label-cell-address="benchmark_results.O200:benchmark_results.O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P198:benchmark_results.R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O199:benchmark_results.O199</svg:desc>
                </draw:g>
              </table:table-cell>
              <table:table-cell office:value-type="float" office:value="1.94104385375977">
                <text:p>1.94104385375977</text:p>
                <draw:g>
                  <svg:desc>benchmark_results.P199:benchmark_results.R199</svg:desc>
                </draw:g>
              </table:table-cell>
              <table:table-cell office:value-type="float" office:value="15.2700510025024">
                <text:p>15.2700510025024</text:p>
              </table:table-cell>
              <table:table-cell office:value-type="float" office:value="124.991590499878">
                <text:p>124.99159049987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O200:benchmark_results.O200</svg:desc>
                </draw:g>
              </table:table-cell>
              <table:table-cell office:value-type="float" office:value="0.438697814941406">
                <text:p>0.438697814941406</text:p>
                <draw:g>
                  <svg:desc>benchmark_results.P200:benchmark_results.R200</svg:desc>
                </draw:g>
              </table:table-cell>
              <table:table-cell office:value-type="float" office:value="3.29497814178467">
                <text:p>3.29497814178467</text:p>
              </table:table-cell>
              <table:table-cell office:value-type="float" office:value="25.4743309020996">
                <text:p>25.47433090209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15cm" chart:symbol-height="0.15cm" chart:link-data-style-to-source="true"/>
      <style:graphic-properties draw:stroke-dash="Dot" svg:stroke-width="0.05cm" svg:stroke-color="#eb9bc4" draw:fill-color="#eb9bc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Dot" svg:stroke-width="0.07cm" svg:stroke-color="#127ec2" draw:fill-color="#127ec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6.001cm" xlink:href=".." xlink:type="simple" chart:class="chart:line" chart:style-name="ch1">
        <chart:title svg:x="3.398cm" svg:y="0.256cm" chart:style-name="ch2">
          <text:p>Time (ms)</text:p>
        </chart:title>
        <chart:plot-area chart:style-name="ch3" table:cell-range-address="benchmark_results.L198:benchmark_results.N200 benchmark_results.K199:benchmark_results.K200" chart:data-source-has-labels="both" svg:x="0.18cm" svg:y="1.155cm" svg:width="8.641cm" svg:height="4.726cm">
          <chart:coordinate-region svg:x="1.172cm" svg:y="1.355cm" svg:width="7.29cm" svg:height="3.879cm"/>
          <chart:axis chart:dimension="x" chart:name="primary-x" chart:style-name="ch4" chartooo:axis-type="auto">
            <chartooo:date-scale/>
            <chart:categories table:cell-range-address="benchmark_results.L198:benchmark_results.N1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enchmark_results.L199:benchmark_results.N199" chart:label-cell-address="benchmark_results.K199:benchmark_results.K199" chart:class="chart:line">
            <chart:data-point chart:repeated="3"/>
          </chart:series>
          <chart:series chart:style-name="ch8" chart:values-cell-range-address="benchmark_results.L200:benchmark_results.N200" chart:label-cell-address="benchmark_results.K200:benchmark_results.K200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0</text:p>
                <draw:g>
                  <svg:desc>benchmark_results.L198:benchmark_results.N198</svg:desc>
                </draw:g>
              </table:table-cell>
              <table:table-cell office:value-type="string">
                <text:p>2^13</text:p>
              </table:table-cell>
              <table:table-cell office:value-type="string">
                <text:p>2^16</text:p>
              </table:table-cell>
            </table:table-row>
          </table:table-header-rows>
          <table:table-rows>
            <table:table-row>
              <table:table-cell office:value-type="string">
                <text:p>relabelPhases*</text:p>
                <draw:g>
                  <svg:desc>benchmark_results.K199:benchmark_results.K199</svg:desc>
                </draw:g>
              </table:table-cell>
              <table:table-cell office:value-type="float" office:value="0.680342896">
                <text:p>0.680342896</text:p>
                <draw:g>
                  <svg:desc>benchmark_results.L199:benchmark_results.N199</svg:desc>
                </draw:g>
              </table:table-cell>
              <table:table-cell office:value-type="float" office:value="13.7614069">
                <text:p>13.7614069</text:p>
              </table:table-cell>
              <table:table-cell office:value-type="float" office:value="169.0473348">
                <text:p>169.0473348</text:p>
              </table:table-cell>
            </table:table-row>
            <table:table-row>
              <table:table-cell office:value-type="string">
                <text:p>relabelDPS</text:p>
                <draw:g>
                  <svg:desc>benchmark_results.K200:benchmark_results.K200</svg:desc>
                </draw:g>
              </table:table-cell>
              <table:table-cell office:value-type="float" office:value="0.148331652">
                <text:p>0.148331652</text:p>
                <draw:g>
                  <svg:desc>benchmark_results.L200:benchmark_results.N200</svg:desc>
                </draw:g>
              </table:table-cell>
              <table:table-cell office:value-type="float" office:value="1.294023275">
                <text:p>1.294023275</text:p>
              </table:table-cell>
              <table:table-cell office:value-type="float" office:value="23.3457538">
                <text:p>23.3457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ash_20_Dot_20__28_Rounded_29_" draw:display-name="Dash Dot (Rounded)" draw:style="round" draw:dots1="1" draw:dots1-length="201%" draw:dots2="1" draw:dots2-length="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</office:styles>
</office:document-styles>
</file>